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Pictures/10000000000004EC0000031A4BA6E68805F378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Kingthings Foundation" svg:font-family="'Kingthings Foundation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4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4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73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79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8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00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56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15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66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4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073cm"/>
    </style:style>
    <style:style style:name="gr34" style:family="graphic" style:parent-style-name="standard">
      <style:graphic-properties draw:stroke="none" draw:fill="none" fo:min-height="7.878cm"/>
    </style:style>
    <style:style style:name="gr35" style:family="graphic" style:parent-style-name="standard">
      <style:graphic-properties draw:stroke="none" draw:fill="none" fo:min-height="6.013cm"/>
    </style:style>
    <style:style style:name="gr36" style:family="graphic" style:parent-style-name="standard">
      <style:graphic-properties draw:stroke="none" draw:fill="none" fo:min-height="11.5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14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39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67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233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cm"/>
    </style:style>
    <style:style style:name="gr4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2-notes">
      <style:graphic-properties draw:fill-color="#ffffff" draw:auto-grow-height="true" fo:min-height="12.572cm"/>
    </style:style>
    <style:style style:name="pr2" style:family="presentation" style:parent-style-name="Default3-notes">
      <style:graphic-properties draw:fill-color="#ffffff" draw:auto-grow-height="true" fo:min-height="12.572cm"/>
    </style:style>
    <style:style style:name="pr3" style:family="presentation" style:parent-style-name="Default4-notes">
      <style:graphic-properties draw:fill-color="#ffffff" draw:auto-grow-height="true" fo:min-height="12.572cm"/>
    </style:style>
    <style:style style:name="pr4" style:family="presentation" style:parent-style-name="Default5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7-notes">
      <style:graphic-properties draw:fill-color="#ffffff" draw:auto-grow-height="true" fo:min-height="12.572cm"/>
    </style:style>
    <style:style style:name="pr7" style:family="presentation" style:parent-style-name="Default8-notes">
      <style:graphic-properties draw:fill-color="#ffffff" draw:auto-grow-height="true" fo:min-height="12.572cm"/>
    </style:style>
    <style:style style:name="pr8" style:family="presentation" style:parent-style-name="Default9-notes">
      <style:graphic-properties draw:fill-color="#ffffff" draw:auto-grow-height="true" fo:min-height="12.572cm"/>
    </style:style>
    <style:style style:name="pr9" style:family="presentation" style:parent-style-name="Default10-notes">
      <style:graphic-properties draw:fill-color="#ffffff" draw:auto-grow-height="true" fo:min-height="12.572cm"/>
    </style:style>
    <style:style style:name="pr10" style:family="presentation" style:parent-style-name="Default11-notes">
      <style:graphic-properties draw:fill-color="#ffffff" draw:auto-grow-height="true" fo:min-height="12.572cm"/>
    </style:style>
    <style:style style:name="pr11" style:family="presentation" style:parent-style-name="Default12-notes">
      <style:graphic-properties draw:fill-color="#ffffff" draw:auto-grow-height="true" fo:min-height="12.572cm"/>
    </style:style>
    <style:style style:name="pr12" style:family="presentation" style:parent-style-name="Default13-notes">
      <style:graphic-properties draw:fill-color="#ffffff" draw:auto-grow-height="true" fo:min-height="12.572cm"/>
    </style:style>
    <style:style style:name="pr13" style:family="presentation" style:parent-style-name="Default14-notes">
      <style:graphic-properties draw:fill-color="#ffffff" draw:auto-grow-height="true" fo:min-height="12.572cm"/>
    </style:style>
    <style:style style:name="pr14" style:family="presentation" style:parent-style-name="Default15-notes">
      <style:graphic-properties draw:fill-color="#ffffff" draw:auto-grow-height="true" fo:min-height="12.572cm"/>
    </style:style>
    <style:style style:name="pr15" style:family="presentation" style:parent-style-name="Default16-notes">
      <style:graphic-properties draw:fill-color="#ffffff" draw:auto-grow-height="true" fo:min-height="12.572cm"/>
    </style:style>
    <style:style style:name="pr16" style:family="presentation" style:parent-style-name="Default17-notes">
      <style:graphic-properties draw:fill-color="#ffffff" draw:auto-grow-height="true" fo:min-height="12.572cm"/>
    </style:style>
    <style:style style:name="pr17" style:family="presentation" style:parent-style-name="Default18-notes">
      <style:graphic-properties draw:fill-color="#ffffff" draw:auto-grow-height="true" fo:min-height="12.572cm"/>
    </style:style>
    <style:style style:name="pr18" style:family="presentation" style:parent-style-name="Default19-notes">
      <style:graphic-properties draw:fill-color="#ffffff" draw:auto-grow-height="true" fo:min-height="12.572cm"/>
    </style:style>
    <style:style style:name="pr19" style:family="presentation" style:parent-style-name="Default20-notes">
      <style:graphic-properties draw:fill-color="#ffffff" draw:auto-grow-height="true" fo:min-height="12.572cm"/>
    </style:style>
    <style:style style:name="pr20" style:family="presentation" style:parent-style-name="Default21-notes">
      <style:graphic-properties draw:fill-color="#ffffff" draw:auto-grow-height="true" fo:min-height="12.572cm"/>
    </style:style>
    <style:style style:name="pr21" style:family="presentation" style:parent-style-name="Default22-notes">
      <style:graphic-properties draw:fill-color="#ffffff" draw:auto-grow-height="true" fo:min-height="12.572cm"/>
    </style:style>
    <style:style style:name="pr22" style:family="presentation" style:parent-style-name="Default23-notes">
      <style:graphic-properties draw:fill-color="#ffffff" draw:auto-grow-height="true" fo:min-height="12.572cm"/>
    </style:style>
    <style:style style:name="pr23" style:family="presentation" style:parent-style-name="Default24-notes">
      <style:graphic-properties draw:fill-color="#ffffff" draw:auto-grow-height="true" fo:min-height="12.572cm"/>
    </style:style>
    <style:style style:name="pr24" style:family="presentation" style:parent-style-name="Default25-notes">
      <style:graphic-properties draw:fill-color="#ffffff" draw:auto-grow-height="true" fo:min-height="12.572cm"/>
    </style:style>
    <style:style style:name="pr25" style:family="presentation" style:parent-style-name="Default26-notes">
      <style:graphic-properties draw:fill-color="#ffffff" draw:auto-grow-height="true" fo:min-height="12.572cm"/>
    </style:style>
    <style:style style:name="pr26" style:family="presentation" style:parent-style-name="Default27-notes">
      <style:graphic-properties draw:fill-color="#ffffff" draw:auto-grow-height="true" fo:min-height="12.572cm"/>
    </style:style>
    <style:style style:name="pr27" style:family="presentation" style:parent-style-name="Default28-notes">
      <style:graphic-properties draw:fill-color="#ffffff" draw:auto-grow-height="true" fo:min-height="12.572cm"/>
    </style:style>
    <style:style style:name="pr28" style:family="presentation" style:parent-style-name="Default29-notes">
      <style:graphic-properties draw:fill-color="#ffffff" draw:auto-grow-height="true" fo:min-height="12.572cm"/>
    </style:style>
    <style:style style:name="pr29" style:family="presentation" style:parent-style-name="Default30-notes">
      <style:graphic-properties draw:fill-color="#ffffff" draw:auto-grow-height="true" fo:min-height="12.572cm"/>
    </style:style>
    <style:style style:name="pr30" style:family="presentation" style:parent-style-name="Default31-notes">
      <style:graphic-properties draw:fill-color="#ffffff" draw:auto-grow-height="true" fo:min-height="12.572cm"/>
    </style:style>
    <style:style style:name="pr31" style:family="presentation" style:parent-style-name="Default32-notes">
      <style:graphic-properties draw:fill-color="#ffffff" draw:auto-grow-height="true" fo:min-height="12.572cm"/>
    </style:style>
    <style:style style:name="pr32" style:family="presentation" style:parent-style-name="Default33-notes">
      <style:graphic-properties draw:fill-color="#ffffff" draw:auto-grow-height="true" fo:min-height="12.572cm"/>
    </style:style>
    <style:style style:name="pr33" style:family="presentation" style:parent-style-name="Default34-notes">
      <style:graphic-properties draw:fill-color="#ffffff" draw:auto-grow-height="true" fo:min-height="12.572cm"/>
    </style:style>
    <style:style style:name="pr34" style:family="presentation" style:parent-style-name="Default35-notes">
      <style:graphic-properties draw:fill-color="#ffffff" draw:auto-grow-height="true" fo:min-height="12.572cm"/>
    </style:style>
    <style:style style:name="pr35" style:family="presentation" style:parent-style-name="Default36-notes">
      <style:graphic-properties draw:fill-color="#ffffff" draw:auto-grow-height="true" fo:min-height="12.572cm"/>
    </style:style>
    <style:style style:name="pr36" style:family="presentation" style:parent-style-name="Default37-notes">
      <style:graphic-properties draw:fill-color="#ffffff" draw:auto-grow-height="true" fo:min-height="12.572cm"/>
    </style:style>
    <style:style style:name="pr37" style:family="presentation" style:parent-style-name="Default38-notes">
      <style:graphic-properties draw:fill-color="#ffffff" draw:auto-grow-height="true" fo:min-height="12.572cm"/>
    </style:style>
    <style:style style:name="pr38" style:family="presentation" style:parent-style-name="Default39-notes">
      <style:graphic-properties draw:fill-color="#ffffff" draw:auto-grow-height="true" fo:min-height="12.572cm"/>
    </style:style>
    <style:style style:name="pr39" style:family="presentation" style:parent-style-name="Default40-notes">
      <style:graphic-properties draw:fill-color="#ffffff" draw:auto-grow-height="true" fo:min-height="12.572cm"/>
    </style:style>
    <style:style style:name="pr40" style:family="presentation" style:parent-style-name="Default41-notes">
      <style:graphic-properties draw:fill-color="#ffffff" draw:auto-grow-height="true" fo:min-height="12.572cm"/>
    </style:style>
    <style:style style:name="pr41" style:family="presentation" style:parent-style-name="Default42-notes">
      <style:graphic-properties draw:fill-color="#ffffff" draw:auto-grow-height="true" fo:min-height="12.572cm"/>
    </style:style>
    <style:style style:name="pr42" style:family="presentation" style:parent-style-name="Default43-notes">
      <style:graphic-properties draw:fill-color="#ffffff" draw:auto-grow-height="true" fo:min-height="12.572cm"/>
    </style:style>
    <style:style style:name="pr43" style:family="presentation" style:parent-style-name="Default44-notes">
      <style:graphic-properties draw:fill-color="#ffffff" draw:auto-grow-height="true" fo:min-height="12.572cm"/>
    </style:style>
    <style:style style:name="pr44" style:family="presentation" style:parent-style-name="Default45-notes">
      <style:graphic-properties draw:fill-color="#ffffff" draw:auto-grow-height="true" fo:min-height="12.572cm"/>
    </style:style>
    <style:style style:name="pr45" style:family="presentation" style:parent-style-name="Default46-notes">
      <style:graphic-properties draw:fill-color="#ffffff" draw:auto-grow-height="true" fo:min-height="12.572cm"/>
    </style:style>
    <style:style style:name="pr46" style:family="presentation" style:parent-style-name="Default47-notes">
      <style:graphic-properties draw:fill-color="#ffffff" draw:auto-grow-height="true" fo:min-height="12.572cm"/>
    </style:style>
    <style:style style:name="pr47" style:family="presentation" style:parent-style-name="Default48-notes">
      <style:graphic-properties draw:fill-color="#ffffff" draw:auto-grow-height="true" fo:min-height="12.572cm"/>
    </style:style>
    <style:style style:name="pr48" style:family="presentation" style:parent-style-name="Default49-notes">
      <style:graphic-properties draw:fill-color="#ffffff" draw:auto-grow-height="true" fo:min-height="12.572cm"/>
    </style:style>
    <style:style style:name="pr49" style:family="presentation" style:parent-style-name="Default50-notes">
      <style:graphic-properties draw:fill-color="#ffffff" draw:auto-grow-height="true" fo:min-height="12.572cm"/>
    </style:style>
    <style:style style:name="pr50" style:family="presentation" style:parent-style-name="Default51-notes">
      <style:graphic-properties draw:fill-color="#ffffff" draw:auto-grow-height="true" fo:min-height="12.572cm"/>
    </style:style>
    <style:style style:name="pr51" style:family="presentation" style:parent-style-name="Default52-notes">
      <style:graphic-properties draw:fill-color="#ffffff" draw:auto-grow-height="true" fo:min-height="12.572cm"/>
    </style:style>
    <style:style style:name="pr52" style:family="presentation" style:parent-style-name="Default53-notes">
      <style:graphic-properties draw:fill-color="#ffffff" draw:auto-grow-height="true" fo:min-height="12.572cm"/>
    </style:style>
    <style:style style:name="pr53" style:family="presentation" style:parent-style-name="Default54-notes">
      <style:graphic-properties draw:fill-color="#ffffff" draw:auto-grow-height="true" fo:min-height="12.572cm"/>
    </style:style>
    <style:style style:name="pr54" style:family="presentation" style:parent-style-name="Default55-notes">
      <style:graphic-properties draw:fill-color="#ffffff" draw:auto-grow-height="true" fo:min-height="12.572cm"/>
    </style:style>
    <style:style style:name="pr55" style:family="presentation" style:parent-style-name="Default56-notes">
      <style:graphic-properties draw:fill-color="#ffffff" draw:auto-grow-height="true" fo:min-height="12.572cm"/>
    </style:style>
    <style:style style:name="pr56" style:family="presentation" style:parent-style-name="Default57-notes">
      <style:graphic-properties draw:fill-color="#ffffff" draw:auto-grow-height="true" fo:min-height="12.572cm"/>
    </style:style>
    <style:style style:name="pr57" style:family="presentation" style:parent-style-name="Default58-notes">
      <style:graphic-properties draw:fill-color="#ffffff" draw:auto-grow-height="true" fo:min-height="12.572cm"/>
    </style:style>
    <style:style style:name="pr58" style:family="presentation" style:parent-style-name="Default59-notes">
      <style:graphic-properties draw:fill-color="#ffffff" draw:auto-grow-height="true" fo:min-height="12.572cm"/>
    </style:style>
    <style:style style:name="pr59" style:family="presentation" style:parent-style-name="Default60-notes">
      <style:graphic-properties draw:fill-color="#ffffff" draw:auto-grow-height="true" fo:min-height="12.572cm"/>
    </style:style>
    <style:style style:name="pr60" style:family="presentation" style:parent-style-name="Default61-notes">
      <style:graphic-properties draw:fill-color="#ffffff" draw:auto-grow-height="true" fo:min-height="12.572cm"/>
    </style:style>
    <style:style style:name="pr61" style:family="presentation" style:parent-style-name="Default62-notes">
      <style:graphic-properties draw:fill-color="#ffffff" draw:auto-grow-height="true" fo:min-height="12.572cm"/>
    </style:style>
    <style:style style:name="pr62" style:family="presentation" style:parent-style-name="Default63-notes">
      <style:graphic-properties draw:fill-color="#ffffff" draw:auto-grow-height="true" fo:min-height="12.572cm"/>
    </style:style>
    <style:style style:name="pr63" style:family="presentation" style:parent-style-name="Default64-notes">
      <style:graphic-properties draw:fill-color="#ffffff" draw:auto-grow-height="true" fo:min-height="12.572cm"/>
    </style:style>
    <style:style style:name="pr64" style:family="presentation" style:parent-style-name="Default65-notes">
      <style:graphic-properties draw:fill-color="#ffffff" draw:auto-grow-height="true" fo:min-height="12.572cm"/>
    </style:style>
    <style:style style:name="pr65" style:family="presentation" style:parent-style-name="Default66-notes">
      <style:graphic-properties draw:fill-color="#ffffff" draw:auto-grow-height="true" fo:min-height="12.572cm"/>
    </style:style>
    <style:style style:name="pr66" style:family="presentation" style:parent-style-name="Default67-notes">
      <style:graphic-properties draw:fill-color="#ffffff" draw:auto-grow-height="true" fo:min-height="12.572cm"/>
    </style:style>
    <style:style style:name="pr67" style:family="presentation" style:parent-style-name="Default68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fo:color="#000000" style:font-name="Segoe UI" fo:font-size="24pt" style:font-size-asian="24pt" style:font-size-complex="2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margin-left="0.635cm" fo:margin-right="0cm" fo:margin-top="0cm" fo:margin-bottom="0cm" fo:line-height="100%" fo:text-indent="-0.635cm" style:text-autospace="none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1pt" fo:text-shadow="none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32pt" fo:text-shadow="none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32pt" fo:text-shadow="1pt 1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3d73" style:font-name="Segoe UI Semibold" fo:font-size="21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16" style:family="paragraph">
      <style:paragraph-properties fo:margin-left="0cm" fo:margin-right="0cm" fo:margin-top="0cm" fo:margin-bottom="0cm" fo:line-height="150%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b8ff" style:font-name="Segoe UI" fo:font-size="21pt" fo:text-shadow="1pt 1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" fo:font-size="21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000099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2" style:family="paragraph">
      <style:paragraph-properties fo:margin-left="0.635cm" fo:margin-right="0cm" fo:margin-top="0cm" fo:margin-bottom="0cm" fo:line-height="100%" fo:text-indent="0cm" style:text-autospace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fo:margin-left="0.635cm" fo:margin-right="0cm" fo:margin-top="0cm" fo:margin-bottom="0cm" fo:line-height="100%" fo:text-align="start" fo:text-indent="-0.635cm" style:text-autospace="non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26" style:family="paragraph">
      <style:paragraph-properties fo:line-height="100%" fo:text-align="center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line-height="100%" fo:text-align="center"/>
      <style:text-properties fo:color="#000000" style:font-name="Segoe UI" fo:font-size="18pt" fo:font-style="italic" fo:text-shadow="1pt 1pt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Segoe UI Semibold" fo:font-size="72pt" fo:font-style="normal" fo:text-shadow="none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P30" style:family="paragraph">
      <loext:graphic-properties draw:fill="none" draw:fill-color="#ffffff"/>
      <style:paragraph-properties fo:line-height="100%"/>
      <style:text-properties fo:color="#000000" style:font-name="Segoe UI" fo:font-size="24pt" fo:text-shadow="none" fo:font-weight="normal" style:font-size-asian="32pt" style:font-weight-asian="normal" style:font-size-complex="32pt" style:font-weight-complex="normal"/>
    </style:style>
    <style:style style:name="P31" style:family="paragraph">
      <loext:graphic-properties draw:fill="none" draw:fill-color="#ffffff"/>
      <style:paragraph-properties fo:text-align="center"/>
      <style:text-properties fo:color="#000000" style:font-name="Segoe UI Semibold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P32" style:family="paragraph">
      <style:paragraph-properties fo:line-height="100%" fo:text-align="start"/>
    </style:style>
    <style:style style:name="P33" style:family="paragraph">
      <loext:graphic-properties draw:fill="none" draw:fill-color="#ffffff"/>
      <style:paragraph-properties fo:line-height="100%" fo:text-align="start"/>
      <style:text-properties fo:color="#ffffff" style:font-name="Segoe UI Semibold" fo:font-size="24pt" fo:text-shadow="none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text-shadow="1pt 1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18pt" fo:text-shadow="none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000000" style:font-name="Segoe UI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P37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normal" style:font-size-asian="28pt" style:font-weight-asian="normal" style:font-size-complex="28pt" style:font-weight-complex="normal"/>
    </style:style>
    <style:style style:name="P39" style:family="paragraph">
      <loext:graphic-properties draw:fill="none" draw:fill-color="#ffffff"/>
      <style:paragraph-properties fo:line-height="100%" fo:text-align="center"/>
      <style:text-properties fo:color="#000000" style:font-name="Segoe UI" fo:font-size="24pt" fo:text-shadow="none" fo:font-weight="bold" style:font-size-asian="32pt" style:font-weight-asian="bold" style:font-size-complex="32pt" style:font-weight-complex="bold"/>
    </style:style>
    <style:style style:name="P40" style:family="paragraph">
      <loext:graphic-properties draw:fill="none" draw:fill-color="#ffffff"/>
      <style:paragraph-properties fo:line-height="100%" fo:text-align="center"/>
      <style:text-properties fo:color="#000000" fo:font-size="21pt" fo:text-shadow="none" style:text-underline-style="none" fo:font-weight="bold" style:font-size-asian="28pt" style:font-weight-asian="bold" style:font-size-complex="28pt" style:font-weight-complex="bold"/>
    </style:style>
    <style:style style:name="P41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text-shadow="none" style:text-underline-style="none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fo:line-height="100%" fo:text-align="center"/>
      <style:text-properties fo:color="#000000" fo:font-size="32pt" fo:text-shadow="none" style:text-underline-style="none" fo:font-weight="bold" style:font-size-asian="32pt" style:font-weight-asian="bold" style:font-size-complex="32pt" style:font-weight-complex="bold"/>
    </style:style>
    <style:style style:name="P43" style:family="paragraph">
      <loext:graphic-properties draw:fill="none" draw:fill-color="#ffffff"/>
      <style:paragraph-properties fo:line-height="100%" fo:text-align="start"/>
      <style:text-properties fo:color="#ffffff" fo:font-size="21pt" fo:text-shadow="1pt 1pt" style:text-underline-style="none" fo:font-weight="bold" style:font-size-asian="28pt" style:font-weight-asian="bold" style:font-size-complex="2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1pt" fo:text-shadow="1pt 1pt" fo:font-weight="bold" style:font-size-asian="28pt" style:font-weight-asian="bold" style:font-size-complex="28pt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.635cm" fo:margin-right="0cm" fo:margin-top="0cm" fo:margin-bottom="0cm" fo:line-height="100%" fo:text-indent="-0.61cm" style:text-autospace="none"/>
    </style:style>
    <style:style style:name="P48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3d73" style:font-name="Segoe UI Semibold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49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50" style:family="paragraph">
      <loext:graphic-properties draw:fill="none" draw:fill-color="#ffffff"/>
      <style:paragraph-properties fo:margin-left="0.635cm" fo:margin-right="0cm" fo:margin-top="0cm" fo:margin-bottom="0cm" fo:line-height="100%" fo:text-indent="-0.635cm" style:text-autospace="none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51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52" style:family="paragraph">
      <style:paragraph-properties fo:margin-left="0.635cm" fo:margin-right="0cm" fo:margin-top="0cm" fo:margin-bottom="0cm" fo:line-height="100%" fo:text-align="start" fo:text-indent="0cm" style:text-autospace="none"/>
    </style:style>
    <style:style style:name="P53" style:family="paragraph">
      <loext:graphic-properties draw:fill="none" draw:fill-color="#ffffff"/>
      <style:paragraph-properties fo:margin-left="0.635cm" fo:margin-right="0cm" fo:margin-top="0cm" fo:margin-bottom="0cm" fo:line-height="150%" fo:text-align="start" fo:text-indent="-0.635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54" style:family="paragraph">
      <style:paragraph-properties fo:margin-left="0.635cm" fo:margin-right="0cm" fo:margin-top="0cm" fo:margin-bottom="0cm" fo:line-height="150%" fo:text-align="start" fo:text-indent="-0.635cm" style:text-autospace="none"/>
    </style:style>
    <style:style style:name="P55" style:family="paragraph">
      <loext:graphic-properties draw:fill="none"/>
      <style:paragraph-properties fo:line-height="100%" fo:text-align="center"/>
      <style:text-properties fo:color="#000000" style:font-name="Segoe UI" fo:font-size="13.5pt" fo:text-shadow="none"/>
    </style:style>
    <style:style style:name="P56" style:family="paragraph">
      <loext:graphic-properties draw:fill="none"/>
      <style:paragraph-properties fo:line-height="100%" fo:text-align="center"/>
      <style:text-properties fo:color="#000000" fo:font-size="13.5pt" fo:text-shadow="none" fo:font-weight="bold" style:font-weight-asian="bold" style:font-weight-complex="bold"/>
    </style:style>
    <style:style style:name="P57" style:family="paragraph">
      <style:paragraph-properties fo:text-align="start"/>
    </style:style>
    <style:style style:name="P58" style:family="paragraph">
      <loext:graphic-properties draw:fill="none"/>
      <style:paragraph-properties fo:line-height="100%" fo:text-align="center"/>
      <style:text-properties fo:color="#ffffff" fo:font-size="13.5pt"/>
    </style:style>
    <style:style style:name="P59" style:family="paragraph">
      <style:paragraph-properties fo:margin-left="0.635cm" fo:margin-right="0cm" fo:margin-top="0cm" fo:margin-bottom="0cm" fo:text-indent="-0.635cm" style:text-autospace="none"/>
    </style:style>
    <style:style style:name="P60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3d73" style:font-name="Arial1" fo:font-size="21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61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62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83caff" style:font-name="Arial1" fo:font-size="21pt" fo:text-shadow="1pt 1pt" fo:font-weight="bold" style:font-size-asian="28pt" style:font-weight-asian="bold" style:font-size-complex="28pt" style:font-weight-complex="bold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65" style:family="paragraph">
      <loext:graphic-properties draw:fill="none" draw:fill-color="#ffffff"/>
      <style:paragraph-properties fo:margin-left="0.635cm" fo:margin-right="0cm" fo:margin-top="0cm" fo:margin-bottom="0cm" fo:line-height="100%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66" style:family="paragraph">
      <loext:graphic-properties draw:fill="none" draw:fill-color="#ffffff"/>
      <style:paragraph-properties fo:text-align="center"/>
      <style:text-properties fo:color="#000000" style:font-name="Arial1" fo:font-size="66pt" fo:text-shadow="none" style:text-underline-style="none" fo:font-weight="bold" style:font-size-asian="66pt" style:font-weight-asian="bold" style:font-size-complex="66pt" style:font-weight-complex="bold"/>
    </style:style>
    <style:style style:name="P67" style:family="paragraph">
      <style:paragraph-properties fo:margin-left="0cm" fo:margin-right="0cm" fo:margin-top="0cm" fo:margin-bottom="0cm" fo:text-align="center" fo:text-indent="0cm" style:text-autospace="none"/>
    </style:style>
    <style:style style:name="P68" style:family="paragraph">
      <style:paragraph-properties fo:margin-left="0.635cm" fo:margin-right="0cm" fo:margin-top="0cm" fo:margin-bottom="0cm" fo:text-indent="0cm" style:text-autospace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0" style:family="paragraph">
      <style:paragraph-properties fo:margin-left="0cm" fo:margin-right="0cm" fo:margin-top="0cm" fo:margin-bottom="0cm" fo:text-align="start" fo:text-indent="0cm" style:text-autospace="non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2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7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75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fo:color="#000000" style:font-name="Segoe UI" fo:font-size="24pt" style:font-size-asian="24pt" style:font-size-complex="24pt"/>
    </style:style>
    <style:style style:name="T2" style:family="text"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000000" style:font-name="Segoe UI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5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6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" style:family="text">
      <style:text-properties fo:color="#003d73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ce181e" style:font-name="Arial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9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0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1" style:family="text">
      <style:text-properties fo:color="#ffffff" style:font-name="Segoe UI Semibold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2" style:family="text">
      <style:text-properties fo:color="#003d73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3" style:family="text">
      <style:text-properties fo:color="#000000" style:font-name="Segoe UI Semibold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4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5" style:family="text">
      <style:text-properties fo:color="#000000" style:font-name="Segoe UI" fo:font-size="32pt" fo:font-style="normal" fo:text-shadow="none" style:text-underline-style="none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16" style:family="text">
      <style:text-properties fo:color="#003d73" style:font-name="Segoe UI Semibold" fo:font-size="32pt" fo:font-style="italic" fo:text-shadow="1pt 1pt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7" style:family="text">
      <style:text-properties fo:color="#00b8ff" style:font-name="Arial1" fo:font-size="32pt" fo:font-style="normal" fo:text-shadow="1pt 1pt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8" style:family="text">
      <style:text-properties fo:color="#83caff" style:font-name="Arial1" fo:font-size="32pt" fo:font-style="normal" fo:text-shadow="1pt 1pt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9" style:family="text">
      <style:text-properties fo:color="#003d73" style:font-name="Segoe UI Semibold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20" style:family="text">
      <style:text-properties fo:color="#83caff" style:font-name="Arial1" fo:font-size="28pt" fo:font-style="normal" fo:text-shadow="1pt 1pt" style:text-underline-style="none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21" style:family="text">
      <style:text-properties fo:color="#003d73" style:font-name="Segoe UI Semibold" fo:font-size="31pt" fo:font-style="italic" fo:text-shadow="none" style:text-underline-style="none" fo:font-weight="normal" style:font-name-asian="Segoe UI1" style:font-size-asian="31pt" style:font-style-asian="italic" style:font-weight-asian="normal" style:font-name-complex="Segoe UI1" style:font-size-complex="31pt" style:font-style-complex="italic" style:font-weight-complex="normal"/>
    </style:style>
    <style:style style:name="T22" style:family="text">
      <style:text-properties fo:color="#000099" style:font-name="Arial1" fo:font-size="28pt" fo:font-style="italic" fo:text-shadow="none" style:text-underline-style="none" fo:font-weight="bold" style:font-name-asian="Segoe UI1" style:font-size-asian="28pt" style:font-style-asian="italic" style:font-weight-asian="bold" style:font-name-complex="Segoe UI1" style:font-size-complex="28pt" style:font-style-complex="italic" style:font-weight-complex="bold"/>
    </style:style>
    <style:style style:name="T23" style:family="text">
      <style:text-properties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1" style:font-size-asian="28pt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3d73" style:font-name="Segoe UI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25" style:family="text">
      <style:text-properties fo:color="#000099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99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29" style:family="text">
      <style:text-properties fo:color="#cc0000" style:font-name="Arial1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0" style:family="text">
      <style:text-properties fo:color="#000000" style:font-name="Segoe UI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31" style:family="text">
      <style:text-properties fo:color="#000099" style:font-name="Segoe UI Semibold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32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34" style:family="text">
      <style:text-properties fo:color="#000000" style:font-name="Segoe UI Semibold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5" style:family="text">
      <style:text-properties fo:color="#000000" style:font-name="Segoe UI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36" style:family="text">
      <style:text-properties fo:color="#cc0000"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7" style:family="text">
      <style:text-properties fo:color="#000000"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8" style:family="text">
      <style:text-properties fo:color="#ffffff" style:font-name="Segoe UI" fo:font-size="28pt" fo:font-style="italic" fo:text-shadow="1pt 1pt" style:text-underline-style="solid" style:text-underline-width="auto" style:text-underline-color="font-color" fo:font-weight="bold" style:font-name-asian="Segoe UI1" style:font-size-asian="28pt" style:font-style-asian="italic" style:font-weight-asian="bold" style:font-name-complex="Segoe UI1" style:font-size-complex="28pt" style:font-style-complex="italic" style:font-weight-complex="bold"/>
    </style:style>
    <style:style style:name="T39" style:family="text">
      <style:text-properties fo:color="#000000" style:font-name="Segoe UI Semibold" fo:font-size="26pt" fo:font-style="normal" fo:text-shadow="none" style:text-underline-style="solid" style:text-underline-width="auto" style:text-underline-color="font-color" fo:font-weight="normal" style:font-name-asian="Segoe UI1" style:font-size-asian="26pt" style:font-style-asian="normal" style:font-weight-asian="normal" style:font-name-complex="Segoe UI1" style:font-size-complex="26pt" style:font-style-complex="normal" style:font-weight-complex="normal"/>
    </style:style>
    <style:style style:name="T40" style:family="text">
      <style:text-properties fo:color="#003d73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1" style:family="text">
      <style:text-properties fo:color="#000000" style:font-name="Segoe UI Semibold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42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43" style:family="text">
      <style:text-properties fo:color="#000000" style:font-name="Segoe UI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color="#003d73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5" style:family="text">
      <style:text-properties fo:color="#000000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7" style:family="text">
      <style:text-properties fo:color="#000000" style:font-name="Segoe UI Semibold" fo:font-size="72pt" fo:font-style="normal" fo:text-shadow="none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48" style:family="text">
      <style:text-properties fo:color="#003d73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49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0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51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5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53" style:family="text">
      <style:text-properties fo:color="#000000" style:font-name="Segoe UI Semibold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4" style:family="text">
      <style:text-properties fo:color="#83caff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55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6" style:family="text">
      <style:text-properties fo:color="#000000" style:font-name="Segoe UI Semibold" fo:font-size="32pt" fo:font-style="normal" fo:text-shadow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57" style:family="text">
      <style:text-properties fo:color="#000000" style:font-name="Segoe UI" fo:font-size="32pt" fo:font-style="normal" fo:text-shadow="1pt 1pt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58" style:family="text">
      <style:text-properties fo:color="#cc0000" style:font-name="Segoe UI" fo:font-size="32pt" fo:font-style="normal" fo:text-shadow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9" style:family="text">
      <style:text-properties fo:color="#000000" style:font-name="Segoe UI" fo:font-size="32pt" fo:font-style="normal" fo:text-shadow="1pt 1pt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0" style:family="text">
      <style:text-properties fo:color="#000000" style:font-name="Segoe UI" fo:font-size="72pt" fo:font-style="normal" fo:text-shadow="none" style:text-underline-style="solid" style:text-underline-width="auto" style:text-underline-color="font-color" fo:font-weight="normal" style:font-size-asian="72pt" style:font-style-asian="normal" style:font-weight-asian="normal" style:font-size-complex="72pt" style:font-style-complex="normal" style:font-weight-complex="normal"/>
    </style:style>
    <style:style style:name="T61" style:family="text">
      <style:text-properties fo:color="#000000" style:font-name="Segoe UI Semibold" fo:font-size="26pt" fo:font-style="italic" fo:text-shadow="none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62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color="#000000" style:font-name="Segoe UI Semibold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000000" style:font-name="Segoe UI" fo:font-size="26pt" fo:font-style="italic" fo:text-shadow="none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65" style:family="text">
      <style:text-properties fo:color="#000000" style:font-name="Kingthings Foundation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66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67" style:family="text">
      <style:text-properties fo:color="#000000" style:font-name="Segoe UI" fo:font-size="28pt" fo:text-shadow="none" style:text-underline-style="none" fo:font-weight="bold" style:font-size-asian="28pt" style:font-weight-asian="bold" style:font-size-complex="28pt" style:font-weight-complex="bold"/>
    </style:style>
    <style:style style:name="T68" style:family="text">
      <style:text-properties fo:color="#ffffff" fo:font-size="32pt" fo:text-shadow="1pt 1pt" style:text-underline-style="none" fo:font-weight="bold" style:font-size-asian="32pt" style:font-weight-asian="bold" style:font-size-complex="32pt" style:font-weight-complex="bold"/>
    </style:style>
    <style:style style:name="T69" style:family="text">
      <style:text-properties fo:color="#ffffff" style:font-name="Segoe UI" fo:font-size="32pt" fo:text-shadow="1pt 1pt" style:text-underline-style="none" fo:font-weight="bold" style:font-size-asian="32pt" style:font-weight-asian="bold" style:font-size-complex="32pt" style:font-weight-complex="bold"/>
    </style:style>
    <style:style style:name="T70" style:family="text">
      <style:text-properties fo:color="#000000" style:font-name="Segoe U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1" style:family="text">
      <style:text-properties fo:color="#000000" fo:font-size="28pt" fo:text-shadow="none" style:text-underline-style="none" fo:font-weight="bold" style:font-size-asian="28pt" style:font-weight-asian="bold" style:font-size-complex="28pt" style:font-weight-complex="bold"/>
    </style:style>
    <style:style style:name="T72" style:family="text">
      <style:text-properties fo:color="#ffffff" fo:font-size="28pt" fo:text-shadow="1pt 1pt" fo:font-weight="normal" style:font-size-asian="28pt" style:font-weight-asian="normal" style:font-size-complex="28pt" style:font-weight-complex="normal"/>
    </style:style>
    <style:style style:name="T73" style:family="text">
      <style:text-properties fo:color="#000000" style:font-name="Segoe UI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74" style:family="text">
      <style:text-properties fo:color="#003d73" style:font-name="Segoe UI Semibold" fo:font-size="31pt" fo:font-style="italic" fo:text-shadow="none" fo:font-weight="normal" style:font-name-asian="Segoe UI1" style:font-size-asian="31pt" style:font-style-asian="italic" style:font-weight-asian="normal" style:font-name-complex="Segoe UI1" style:font-size-complex="31pt" style:font-style-complex="italic" style:font-weight-complex="normal"/>
    </style:style>
    <style:style style:name="T75" style:family="text">
      <style:text-properties fo:color="#ffffff" style:font-name="Arial1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76" style:family="text">
      <style:text-properties fo:color="#ffffff" style:font-name="Arial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7" style:family="text">
      <style:text-properties fo:color="#003d73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8" style:family="text">
      <style:text-properties fo:color="#003d73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9" style:family="text">
      <style:text-properties fo:color="#003d73" style:font-name="Segoe UI Semibold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0" style:family="text">
      <style:text-properties fo:color="#000000" style:font-name="Segoe UI Semibold" fo:font-size="28pt" fo:language="la" fo:country="VA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81" style:family="text">
      <style:text-properties fo:color="#cc0000" style:font-name="Arial1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82" style:family="text">
      <style:text-properties fo:color="#ffffff" style:font-name="Arial1" fo:font-size="32pt" fo:font-style="normal" fo:text-shadow="1pt 1pt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83" style:family="text">
      <style:text-properties fo:color="#cc0000" style:font-name="Arial2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84" style:family="text">
      <style:text-properties fo:color="#ffd320" style:font-name="Arial2" fo:font-size="32pt" fo:font-style="normal" fo:text-shadow="1pt 1pt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85" style:family="text">
      <style:text-properties fo:color="#ffffff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86" style:family="text">
      <style:text-properties fo:color="#000000" style:text-outline="false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7" style:family="text">
      <style:text-properties fo:color="#000000" style:text-outline="false" style:font-name="Segoe UI" fo:font-size="32pt" fo:text-shadow="none" fo:font-weight="bold" style:font-size-asian="32pt" style:font-weight-asian="bold" style:font-size-complex="32pt" style:font-weight-complex="bold"/>
    </style:style>
    <style:style style:name="T88" style:family="text">
      <style:text-properties fo:color="#ffffff" style:text-outline="false" fo:font-size="18pt" fo:text-shadow="1pt 1pt" fo:font-weight="bold" style:font-size-asian="18pt" style:font-weight-asian="bold" style:font-size-complex="18pt" style:font-weight-complex="bold"/>
    </style:style>
    <style:style style:name="T89" style:family="text">
      <style:text-properties fo:color="#ffffff" style:text-outline="false" fo:font-size="24pt" fo:text-shadow="none" fo:font-weight="bold" style:font-size-asian="24pt" style:font-weight-asian="bold" style:font-size-complex="24pt" style:font-weight-complex="bold"/>
    </style:style>
    <style:style style:name="T90" style:family="text">
      <style:text-properties fo:color="#000000" style:text-outline="false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91" style:family="text">
      <style:text-properties fo:color="#003d73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2" style:family="text">
      <style:text-properties fo:color="#003d73" style:font-name="Segoe UI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3" style:family="text">
      <style:text-properties fo:color="#000099" style:font-name="Segoe UI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4" style:family="text">
      <style:text-properties fo:color="#ba131a" style:font-name="Arial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95" style:family="text">
      <style:text-properties fo:color="#83caff" style:font-name="Segoe UI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96" style:family="text">
      <style:text-properties fo:color="#000000" style:font-name="Segoe UI" fo:font-size="32pt" fo:font-style="normal" fo:text-shadow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97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98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9" style:family="text">
      <style:text-properties fo:color="#000000" style:font-name="Segoe UI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00" style:family="text">
      <style:text-properties fo:color="#000000" style:font-name="Arial1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01" style:family="text">
      <style:text-properties fo:color="#000000" style:font-name="Arial1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02" style:family="text">
      <style:text-properties fo:color="#000000" style:font-name="Arial1" fo:font-size="66pt" fo:text-shadow="none" style:text-underline-style="none" fo:font-weight="bold" style:font-size-asian="66pt" style:font-weight-asian="bold" style:font-size-complex="66pt" style:font-weight-complex="bold"/>
    </style:style>
    <style:style style:name="T103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104" style:family="text">
      <style:text-properties fo:color="#000000" style:font-name="Segoe UI Semibold" fo:font-size="26pt" fo:language="la" fo:country="VA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105" style:family="text">
      <style:text-properties fo:color="#cc0000" style:font-name="Arial2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06" style:family="text">
      <style:text-properties fo:color="#000000" style:font-name="Arial2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07" style:family="text">
      <style:text-properties fo:color="#000000" style:font-name="Segoe UI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108" style:family="text">
      <style:text-properties fo:color="#ffffff" style:font-name="Segoe UI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09" style:family="text">
      <style:text-properties fo:color="#cc0000" style:font-name="Arial1" fo:font-size="32pt" fo:text-shadow="none" style:text-underline-style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110" style:family="text">
      <style:text-properties fo:color="#000000" style:font-name="Arial1" fo:font-size="32pt" fo:text-shadow="none" style:text-underline-style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111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2" style:family="text">
      <style:text-properties style:font-name="Segoe U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3" style:family="text">
      <style:text-properties style:font-name="Segoe UI Semibold" fo:font-size="20pt" style:text-underline-style="none" style:font-name-asian="Times New Roman" style:font-size-asian="20pt" style:language-asian="ar" style:country-asian="SA" style:font-size-complex="20pt"/>
    </style:style>
    <style:style style:name="T114" style:family="text">
      <style:text-properties style:font-name="Segoe UI Semibold" fo:font-size="20pt" fo:font-style="italic" style:text-underline-style="none" style:font-name-asian="Times New Roman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>
        <office:forms form:automatic-focus="false" form:apply-design-mode="false"/>
        <draw:frame draw:style-name="gr1" draw:text-style-name="P1" draw:layer="layout" svg:width="6.604cm" svg:height="1.377cm" svg:x="1.524cm" svg:y="1.27cm">
          <draw:text-box>
            <text:p><text:span text:style-name="T1">DS4 Adv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3">
        <office:forms form:automatic-focus="false" form:apply-design-mode="false"/>
        <draw:frame draw:style-name="gr3" draw:text-style-name="P4" draw:layer="layout" svg:width="24.13cm" svg:height="10.349cm" svg:x="2.032cm" svg:y="1.524cm">
          <draw:text-box>
            <text:p text:style-name="P3"><text:span text:style-name="T2">Welcome to Immanuel Lutheran Church.</text:span></text:p>
            <text:p text:style-name="P3"><text:span text:style-name="T2">We are happy you are here to worship with us.</text:span></text:p>
            <text:p text:style-name="P3"><text:span text:style-name="T2"/></text:p>
            <text:p text:style-name="P3"><text:span text:style-name="T3">Our worship will follow </text:span></text:p>
            <text:p text:style-name="P3"><text:span text:style-name="T3">Divine Service - Setting 4</text:span></text:p>
            <text:p text:style-name="P3"><text:span text:style-name="T3">which begins on page 203 in your hymnal.</text:span></text:p>
            <text:p text:style-name="P3"><text:span text:style-name="T2"/></text:p>
            <text:p text:style-name="P3"><text:span text:style-name="T2">You can also follow the service on these screen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4">
        <office:forms form:automatic-focus="false" form:apply-design-mode="false"/>
        <draw:frame draw:style-name="gr4" draw:text-style-name="P6" draw:layer="layout" svg:width="24.13cm" svg:height="4.006cm" svg:x="1.778cm" svg:y="4.064cm">
          <draw:text-box>
            <text:p text:style-name="P3"><text:span text:style-name="T4">Hym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5">
        <office:forms form:automatic-focus="false" form:apply-design-mode="false"/>
        <draw:frame draw:style-name="gr5" draw:text-style-name="P10" draw:layer="layout" svg:width="24.13cm" svg:height="7.572cm" svg:x="1.778cm" svg:y="0.762cm">
          <draw:text-box>
            <text:p text:style-name="P7"><text:span text:style-name="T5">INVOCATION</text:span></text:p>
            <text:p text:style-name="P8"><text:span text:style-name="T6">P:</text:span><text:span text:style-name="T7"> </text:span><text:span text:style-name="T6">In the name of the Father and of the </text:span><text:span text:style-name="T8">+</text:span><text:span text:style-name="T6"> Son </text:span></text:p>
            <text:p text:style-name="P8"><text:span text:style-name="T6"><text:s text:c="4"/></text:span><text:span text:style-name="T6">and of the Holy Spirit.</text:span></text:p>
            <text:p text:style-name="P8"><text:span text:style-name="T9">C: </text:span><text:span text:style-name="T10">Amen.</text:span></text:p>
            <text:p text:style-name="P9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6">
        <office:forms form:automatic-focus="false" form:apply-design-mode="false"/>
        <draw:frame draw:style-name="gr6" draw:text-style-name="P11" draw:layer="layout" svg:width="25.4cm" svg:height="5.58cm" svg:x="1.27cm" svg:y="0.77cm">
          <draw:text-box>
            <text:p text:style-name="P7"><text:span text:style-name="T5">EXHORTATION</text:span></text:p>
            <text:p text:style-name="P8"><text:span text:style-name="T12">P: Our help is in the name of the Lord,</text:span></text:p>
            <text:p text:style-name="P8"><text:span text:style-name="T13">C: </text:span><text:span text:style-name="T14">who made heaven and earth.</text:span><text:span text:style-name="T1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7">
        <office:forms form:automatic-focus="false" form:apply-design-mode="false"/>
        <draw:frame draw:style-name="gr7" draw:text-style-name="P13" draw:layer="layout" svg:width="25.4cm" svg:height="6.993cm" svg:x="1.27cm" svg:y="0.881cm">
          <draw:text-box>
            <text:p text:style-name="P12"><text:span text:style-name="T12">P: If You, O Lord, kept a record of sins, O Lord, <text:s text:c="3"/></text:span></text:p>
            <text:p text:style-name="P8"><text:span text:style-name="T12"><text:s text:c="4"/></text:span><text:span text:style-name="T12">who could stand?</text:span></text:p>
            <text:p text:style-name="P8"><text:span text:style-name="T13">C: </text:span><text:span text:style-name="T14">But with You there is forgiveness; therefore </text:span></text:p>
            <text:p text:style-name="P8"><text:span text:style-name="T14"><text:s text:c="4"/></text:span><text:span text:style-name="T14">You are fear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8">
        <office:forms form:automatic-focus="false" form:apply-design-mode="false"/>
        <draw:frame draw:style-name="gr8" draw:text-style-name="P15" draw:layer="layout" svg:width="25.654cm" svg:height="7.192cm" svg:x="1.125cm" svg:y="0.682cm">
          <draw:text-box>
            <text:p text:style-name="P14"><text:span text:style-name="T12">P:</text:span><text:span text:style-name="T16"> </text:span><text:span text:style-name="T12">Since we are gathered to hear God’s Word, call </text:span></text:p>
            <text:p text:style-name="P14"><text:span text:style-name="T12"><text:s text:c="4"/></text:span><text:span text:style-name="T12">upon Him in prayer and praise, and receive the </text:span></text:p>
            <text:p text:style-name="P14"><text:span text:style-name="T12"><text:s text:c="4"/></text:span><text:span text:style-name="T12">body and blood of our Lord Jesus Christ in the </text:span></text:p>
            <text:p text:style-name="P14"><text:span text:style-name="T12"><text:s text:c="4"/></text:span><text:span text:style-name="T12">fellowship of this altar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">
        <office:forms form:automatic-focus="false" form:apply-design-mode="false"/>
        <draw:frame draw:style-name="gr9" draw:text-style-name="P17" draw:layer="layout" svg:width="25.654cm" svg:height="9.455cm" svg:x="1.366cm" svg:y="0.462cm">
          <draw:text-box>
            <text:p text:style-name="P14"><text:span text:style-name="T17"><text:s text:c="2"/></text:span><text:span text:style-name="T18"><text:s/></text:span><text:span text:style-name="T19"><text:s/></text:span><text:span text:style-name="T12">let us first consider our unworthiness and </text:span></text:p>
            <text:p text:style-name="P14"><text:span text:style-name="T12"><text:s text:c="4"/></text:span><text:span text:style-name="T12">confess before God and one another that we <text:s text:c="2"/></text:span></text:p>
            <text:p text:style-name="P14"><text:span text:style-name="T12"><text:s text:c="4"/></text:span><text:span text:style-name="T12">have sinned in thought, word, and deed, and </text:span></text:p>
            <text:p text:style-name="P14"><text:span text:style-name="T12"><text:s text:c="4"/></text:span><text:span text:style-name="T12">that we cannot free ourselves from our sinful </text:span></text:p>
            <text:p text:style-name="P14"><text:span text:style-name="T12"><text:s text:c="4"/></text:span><text:span text:style-name="T12">condition. </text:span></text:p>
            <text:p text:style-name="P16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0">
        <office:forms form:automatic-focus="false" form:apply-design-mode="false"/>
        <draw:frame draw:style-name="gr10" draw:text-style-name="P17" draw:layer="layout" svg:width="25.654cm" svg:height="7.946cm" svg:x="1.27cm" svg:y="0.616cm">
          <draw:text-box>
            <text:p text:style-name="P14"><text:span text:style-name="T17"><text:s text:c="3"/></text:span><text:span text:style-name="T18"><text:s/></text:span><text:span text:style-name="T12">Together as His people let us take refuge in the </text:span></text:p>
            <text:p text:style-name="P14"><text:span text:style-name="T12"><text:s text:c="4"/></text:span><text:span text:style-name="T12">infinite mercy of God,</text:span><text:span text:style-name="T21"> our heavenly Father, </text:span></text:p>
            <text:p text:style-name="P14"><text:span text:style-name="T21"><text:s text:c="4"/></text:span><text:span text:style-name="T12">seeking His grace for the sake of Christ, and </text:span></text:p>
            <text:p text:style-name="P14"><text:span text:style-name="T12"><text:s text:c="4"/></text:span><text:span text:style-name="T12">saying: God, be merciful to me, a sinner.</text:span></text:p>
            <text:p text:style-name="P16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1">
        <office:forms form:automatic-focus="false" form:apply-design-mode="false"/>
        <draw:frame draw:style-name="gr11" draw:text-style-name="P18" draw:layer="layout" svg:width="25.146cm" svg:height="5.334cm" svg:x="1.27cm" svg:y="0.762cm">
          <draw:text-box>
            <text:p text:style-name="P12"><text:span text:style-name="T14">C: Almighty God, have mercy upon us, forgive </text:span></text:p>
            <text:p text:style-name="P12"><text:span text:style-name="T14"><text:s text:c="4"/></text:span><text:span text:style-name="T14">us our sins, and lead us to everlasting live. </text:span></text:p>
            <text:p text:style-name="P12"><text:span text:style-name="T14"><text:s text:c="4"/></text:span><text:span text:style-name="T14">Ame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2">
        <office:forms form:automatic-focus="false" form:apply-design-mode="false"/>
        <draw:frame draw:style-name="gr12" draw:text-style-name="P19" draw:layer="layout" svg:width="25.654cm" svg:height="7.684cm" svg:x="1.016cm" svg:y="0.508cm">
          <draw:text-box>
            <text:p text:style-name="P7"><text:span text:style-name="T23">ABSOLUTION</text:span></text:p>
            <text:p text:style-name="P8"><text:span text:style-name="T24">P: </text:span><text:span text:style-name="T12">Almighty God in His mercy has given His Son <text:s text:c="2"/></text:span></text:p>
            <text:p text:style-name="P8"><text:span text:style-name="T12"><text:s text:c="5"/></text:span><text:span text:style-name="T12">to die for you and for His sake forgives you all </text:span></text:p>
            <text:p text:style-name="P8"><text:span text:style-name="T12"><text:s text:c="5"/></text:span><text:span text:style-name="T12">your sins. As a called and ordained servant of </text:span></text:p>
            <text:p text:style-name="P8"><text:span text:style-name="T12"><text:s text:c="5"/></text:span><text:span text:style-name="T12">Christ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3">
        <office:forms form:automatic-focus="false" form:apply-design-mode="false"/>
        <draw:frame draw:style-name="gr13" draw:text-style-name="P20" draw:layer="layout" svg:width="25.654cm" svg:height="7.766cm" svg:x="1.27cm" svg:y="0.508cm">
          <draw:text-box>
            <text:p text:style-name="P8"><text:span text:style-name="T25"><text:s text:c="4"/></text:span><text:span text:style-name="T26">and by His authority,</text:span><text:span text:style-name="T27"> </text:span><text:span text:style-name="T12">I therefore forgive you all </text:span></text:p>
            <text:p text:style-name="P8"><text:span text:style-name="T12"><text:s text:c="4"/></text:span><text:span text:style-name="T12">your sins in the name of the Father and of the <text:s/></text:span></text:p>
            <text:p text:style-name="P8"><text:span text:style-name="T28"><text:s text:c="3"/></text:span><text:span text:style-name="T29">+</text:span><text:span text:style-name="T28"> </text:span><text:span text:style-name="T12">Son and of the Holy Spirit.</text:span></text:p>
            <text:p text:style-name="P8"><text:span text:style-name="T13">C: </text:span><text:span text:style-name="T14">Amen</text:span><text:span text:style-name="T30">.</text:span></text:p>
            <text:p text:style-name="P14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4">
        <office:forms form:automatic-focus="false" form:apply-design-mode="false"/>
        <draw:frame draw:style-name="gr14" draw:text-style-name="P21" draw:layer="layout" svg:width="24.638cm" svg:height="1.56cm" svg:x="1.778cm" svg:y="1.074cm">
          <draw:text-box>
            <text:p text:style-name="P3"><text:span text:style-name="T32">INTRO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5">
        <office:forms form:automatic-focus="false" form:apply-design-mode="false"/>
        <draw:frame draw:style-name="gr15" draw:text-style-name="P23" draw:layer="layout" svg:width="19.304cm" svg:height="7.378cm" svg:x="4.572cm" svg:y="0.762cm">
          <draw:text-box>
            <text:p text:style-name="P7"><text:span text:style-name="T33">KYRIE</text:span></text:p>
            <text:p text:style-name="P8"><text:span text:style-name="T34">C:</text:span><text:span text:style-name="T35"> </text:span><text:span text:style-name="T36">♫</text:span><text:span text:style-name="T37"> </text:span><text:span text:style-name="T14">Lord, have mercy.</text:span></text:p>
            <text:p text:style-name="P22"><text:span text:style-name="T14"><text:s text:c="2"/></text:span><text:span text:style-name="T14">Christ, have mercy.</text:span></text:p>
            <text:p text:style-name="P22"><text:span text:style-name="T14"><text:s text:c="2"/></text:span><text:span text:style-name="T14">Lord, have mercy.</text:span></text:p>
            <text:p text:style-name="P14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6">
        <office:forms form:automatic-focus="false" form:apply-design-mode="false"/>
        <draw:frame draw:style-name="gr16" draw:text-style-name="P25" draw:layer="layout" svg:width="19.812cm" svg:height="5.78cm" svg:x="4.572cm" svg:y="0.762cm">
          <draw:text-box>
            <text:p text:style-name="P7"><text:span text:style-name="T39">SALUTATION</text:span></text:p>
            <text:p text:style-name="P24"><text:span text:style-name="T40">P: The Lord be with you.</text:span></text:p>
            <text:p text:style-name="P8"><text:span text:style-name="T41">C: </text:span><text:span text:style-name="T42">And also with 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7">
        <office:forms form:automatic-focus="false" form:apply-design-mode="false"/>
        <draw:frame draw:style-name="gr17" draw:text-style-name="P28" draw:layer="layout" svg:width="18.796cm" svg:height="6.538cm" svg:x="4.572cm" svg:y="0.762cm">
          <draw:text-box>
            <text:p text:style-name="P26"><text:span text:style-name="T43">Collect of the Day</text:span></text:p>
            <text:p text:style-name="P27"><text:span text:style-name="T44">A: Let us pray...</text:span></text:p>
            <text:p text:style-name="P27"><text:span text:style-name="T45">C: </text:span><text:span text:style-name="T46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8">
        <office:forms form:automatic-focus="false" form:apply-design-mode="false"/>
        <draw:frame draw:style-name="gr18" draw:text-style-name="P29" draw:layer="layout" svg:width="24.13cm" svg:height="3.629cm" svg:x="1.524cm" svg:y="4.064cm">
          <draw:text-box>
            <text:p text:style-name="P3"><text:span text:style-name="T47">O.T.Rea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9">
        <office:forms form:automatic-focus="false" form:apply-design-mode="false"/>
        <draw:frame draw:style-name="gr19" draw:text-style-name="P30" draw:layer="layout" svg:width="20.066cm" svg:height="3.416cm" svg:x="3.81cm" svg:y="1.27cm">
          <draw:text-box>
            <text:p text:style-name="P27"><text:span text:style-name="T48">A: </text:span><text:span text:style-name="T49">This is the Word of the Lord.</text:span></text:p>
            <text:p text:style-name="P27"><text:span text:style-name="T50">C</text:span><text:span text:style-name="T51">: </text:span><text:span text:style-name="T52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20">
        <office:forms form:automatic-focus="false" form:apply-design-mode="false"/>
        <draw:frame draw:style-name="gr18" draw:text-style-name="P31" draw:layer="layout" svg:width="24.13cm" svg:height="3.629cm" svg:x="2.032cm" svg:y="1.016cm">
          <draw:text-box>
            <text:p text:style-name="P3"><text:span text:style-name="T53">Epistle Rea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21">
        <office:forms form:automatic-focus="false" form:apply-design-mode="false"/>
        <draw:frame draw:style-name="gr19" draw:text-style-name="P33" draw:layer="layout" svg:width="20.066cm" svg:height="3.416cm" svg:x="3.81cm" svg:y="1.27cm">
          <draw:text-box>
            <text:p text:style-name="P32"><text:span text:style-name="T50">A:</text:span><text:span text:style-name="T54"> </text:span><text:span text:style-name="T55">This is the Word of the Lord.</text:span></text:p>
            <text:p text:style-name="P32"><text:span text:style-name="T50">C: </text:span><text:span text:style-name="T52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2">
        <office:forms form:automatic-focus="false" form:apply-design-mode="false"/>
        <draw:frame draw:style-name="gr20" draw:text-style-name="P34" draw:layer="layout" svg:width="24.638cm" svg:height="8.981cm" svg:x="1.524cm" svg:y="0.671cm">
          <draw:text-box>
            <text:p text:style-name="P7"><text:span text:style-name="T5">ALLELUIA &amp; VERSE</text:span></text:p>
            <text:p text:style-name="P8"><text:span text:style-name="T56">C:</text:span><text:span text:style-name="T57"> </text:span><text:span text:style-name="T58">♫</text:span><text:span text:style-name="T59"> </text:span><text:span text:style-name="T14">Alleluia, alleluia, alleluia. </text:span></text:p>
            <text:p text:style-name="P8"><text:span text:style-name="T14"><text:s text:c="3"/></text:span><text:span text:style-name="T14">These things are written that you may <text:s text:c="2"/></text:span></text:p>
            <text:p text:style-name="P8"><text:span text:style-name="T14"><text:s text:c="3"/></text:span><text:span text:style-name="T14">believe that Jesus is the Christ,</text:span></text:p>
            <text:p text:style-name="P8"><text:span text:style-name="T14"><text:s text:c="3"/></text:span><text:span text:style-name="T14">the Son of God. Alleluia, alleluia, alleluia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3">
        <office:forms form:automatic-focus="false" form:apply-design-mode="false"/>
        <draw:frame draw:style-name="gr21" draw:text-style-name="P35" draw:layer="layout" svg:width="25.4cm" svg:height="7.045cm" svg:x="1.27cm" svg:y="1.083cm">
          <draw:text-box>
            <text:p text:style-name="P26"><text:span text:style-name="T32">HOLY GOSPEL</text:span></text:p>
            <text:p text:style-name="P27"><text:span text:style-name="T49">P: The Holy Gospel according to St. _________,</text:span></text:p>
            <text:p text:style-name="P27"><text:span text:style-name="T49"><text:s text:c="4"/></text:span><text:span text:style-name="T49">the ________ chapter.</text:span></text:p>
            <text:p text:style-name="P27"><text:span text:style-name="T50">C: </text:span><text:span text:style-name="T52">Glory to You, O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4">
        <office:forms form:automatic-focus="false" form:apply-design-mode="false"/>
        <draw:frame draw:style-name="gr18" draw:text-style-name="P36" draw:layer="layout" svg:width="24.13cm" svg:height="3.629cm" svg:x="1.778cm" svg:y="5.007cm">
          <draw:text-box>
            <text:p text:style-name="P3"><text:span text:style-name="T60">Holy Gosp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5">
        <office:forms form:automatic-focus="false" form:apply-design-mode="false"/>
        <draw:frame draw:style-name="gr19" draw:text-style-name="P37" draw:layer="layout" svg:width="23.622cm" svg:height="3.416cm" svg:x="2.032cm" svg:y="0.762cm">
          <draw:text-box>
            <text:p text:style-name="P27"><text:span text:style-name="T49">P: This is the Gospel of the Lord.</text:span></text:p>
            <text:p text:style-name="P27"><text:span text:style-name="T50">C: </text:span><text:span text:style-name="T52">Praise to You, O Chri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6" presentation:presentation-page-layout-name="AL1T0">
        <office:forms form:automatic-focus="false" form:apply-design-mode="false"/>
        <draw:frame draw:style-name="gr22" draw:text-style-name="P38" draw:layer="layout" svg:width="24.892cm" svg:height="9.104cm" svg:x="1.524cm" svg:y="0.612cm">
          <draw:text-box>
            <text:p text:style-name="P26"><text:span text:style-name="T61"><text:s/></text:span><text:span text:style-name="T62">CONFESSION OF FAITH</text:span><text:span text:style-name="T63">:</text:span><text:span text:style-name="T64"> </text:span><text:span text:style-name="T65">Nicene Creed</text:span></text:p>
            <text:p text:style-name="P26"><text:span text:style-name="T66">I believe in one God,</text:span></text:p>
            <text:p text:style-name="P26"><text:span text:style-name="T52">the Father Almighty,</text:span></text:p>
            <text:p text:style-name="P26"><text:span text:style-name="T52">maker of heaven and earth</text:span></text:p>
            <text:p text:style-name="P26"><text:span text:style-name="T52">and of all things visible and invisible.</text:span></text:p>
            <text:p text:style-name="P26"><text:span text:style-name="T6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7" presentation:presentation-page-layout-name="AL1T0">
        <office:forms form:automatic-focus="false" form:apply-design-mode="false"/>
        <draw:frame draw:style-name="gr13" draw:text-style-name="P39" draw:layer="layout" svg:width="24.892cm" svg:height="7.766cm" svg:x="1.524cm" svg:y="0.616cm">
          <draw:text-box>
            <text:p text:style-name="P26"><text:span text:style-name="T52">And in one Lord Jesus Christ,</text:span></text:p>
            <text:p text:style-name="P26"><text:span text:style-name="T52">the only-begotten Son of God,</text:span></text:p>
            <text:p text:style-name="P26"><text:span text:style-name="T52">begotten of His Father before all worlds,</text:span></text:p>
            <text:p text:style-name="P26"><text:span text:style-name="T52">God of God, Light of Light,</text:span></text:p>
            <text:p text:style-name="P26"><text:span text:style-name="T52">very God of very God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8">
        <office:forms form:automatic-focus="false" form:apply-design-mode="false"/>
        <draw:frame draw:style-name="gr23" draw:text-style-name="P40" draw:layer="layout" svg:width="25.4cm" svg:height="9.113cm" svg:x="1.27cm" svg:y="0.793cm">
          <draw:text-box>
            <text:p text:style-name="P26"><text:span text:style-name="T66">begotten, not made,</text:span></text:p>
            <text:p text:style-name="P26"><text:span text:style-name="T66">being of one substance with the Father,</text:span></text:p>
            <text:p text:style-name="P26"><text:span text:style-name="T66">by whom all things were made;</text:span></text:p>
            <text:p text:style-name="P26"><text:span text:style-name="T66">who for us men and for our salvation</text:span></text:p>
            <text:p text:style-name="P26"><text:span text:style-name="T66">came down from heav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9">
        <office:forms form:automatic-focus="false" form:apply-design-mode="false"/>
        <draw:frame draw:style-name="gr13" draw:text-style-name="P41" draw:layer="layout" svg:width="24.638cm" svg:height="7.766cm" svg:x="1.524cm" svg:y="0.616cm">
          <draw:text-box>
            <text:p text:style-name="P26"><text:span text:style-name="T66">and was incarnate by the Holy Spirit</text:span></text:p>
            <text:p text:style-name="P26"><text:span text:style-name="T66">of the virgin Mary</text:span></text:p>
            <text:p text:style-name="P26"><text:span text:style-name="T66">and was made man;</text:span><text:span text:style-name="T67"> </text:span><text:span text:style-name="T66"><text:s/></text:span></text:p>
            <text:p text:style-name="P26"><text:span text:style-name="T66">and was crucified also for us under </text:span></text:p>
            <text:p text:style-name="P26"><text:span text:style-name="T66">Pontius Pilat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30">
        <office:forms form:automatic-focus="false" form:apply-design-mode="false"/>
        <draw:frame draw:style-name="gr13" draw:text-style-name="P40" draw:layer="layout" svg:width="24.638cm" svg:height="7.766cm" svg:x="1.524cm" svg:y="0.616cm">
          <draw:text-box>
            <text:p text:style-name="P26"><text:span text:style-name="T66">He suffered and and was buried.</text:span></text:p>
            <text:p text:style-name="P26"><text:span text:style-name="T66">And the third day He rose again </text:span></text:p>
            <text:p text:style-name="P26"><text:span text:style-name="T66">according to the Scriptures</text:span></text:p>
            <text:p text:style-name="P26"><text:span text:style-name="T66">and ascended into heaven</text:span></text:p>
            <text:p text:style-name="P26"><text:span text:style-name="T66">and sits at the right hand of the Father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31">
        <office:forms form:automatic-focus="false" form:apply-design-mode="false"/>
        <draw:frame draw:style-name="gr24" draw:text-style-name="P41" draw:layer="layout" svg:width="24.892cm" svg:height="8.259cm" svg:x="1.778cm" svg:y="0.508cm">
          <draw:text-box>
            <text:p text:style-name="P26"><text:span text:style-name="T66">and He will come again with glory to</text:span></text:p>
            <text:p text:style-name="P26"><text:span text:style-name="T66">judge both the living and the dead,</text:span></text:p>
            <text:p text:style-name="P26"><text:span text:style-name="T66">whose kingdom will have no end.</text:span></text:p>
            <text:p text:style-name="P26"><text:span text:style-name="T66">And I believe in the Holy Spirit,</text:span></text:p>
            <text:p text:style-name="P26"><text:span text:style-name="T66">the Lord and giver of lif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32">
        <office:forms form:automatic-focus="false" form:apply-design-mode="false"/>
        <draw:frame draw:style-name="gr25" draw:text-style-name="P42" draw:layer="layout" svg:width="24.892cm" svg:height="6.263cm" svg:x="1.524cm" svg:y="0.595cm">
          <draw:text-box>
            <text:p text:style-name="P26"><text:span text:style-name="T66">who proceeds from the Father and the Son,</text:span></text:p>
            <text:p text:style-name="P26"><text:span text:style-name="T66">who with the Father and the Son together</text:span></text:p>
            <text:p text:style-name="P26"><text:span text:style-name="T66">is worshiped and glorified,</text:span></text:p>
            <text:p text:style-name="P26"><text:span text:style-name="T66">who spoke by the prophe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33">
        <office:forms form:automatic-focus="false" form:apply-design-mode="false"/>
        <draw:frame draw:style-name="gr25" draw:text-style-name="P41" draw:layer="layout" svg:width="24.892cm" svg:height="6.263cm" svg:x="1.524cm" svg:y="0.774cm">
          <draw:text-box>
            <text:p text:style-name="P26"><text:span text:style-name="T66">And I believe in one holy Christian</text:span></text:p>
            <text:p text:style-name="P26"><text:span text:style-name="T66">and apostolic Church,</text:span></text:p>
            <text:p text:style-name="P26"><text:span text:style-name="T66">I acknowledge one Baptism</text:span></text:p>
            <text:p text:style-name="P26"><text:span text:style-name="T66">for the remission of sins,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34">
        <office:forms form:automatic-focus="false" form:apply-design-mode="false"/>
        <draw:frame draw:style-name="gr26" draw:text-style-name="P43" draw:layer="layout" svg:width="24.892cm" svg:height="4.76cm" svg:x="1.524cm" svg:y="0.762cm">
          <draw:text-box>
            <text:p text:style-name="P32"><text:span text:style-name="T68"><text:s text:c="4"/></text:span><text:span text:style-name="T69"><text:s/></text:span><text:span text:style-name="T66">and I look for the resurrection of the dead</text:span></text:p>
            <text:p text:style-name="P32"><text:span text:style-name="T66"><text:s text:c="5"/></text:span><text:span text:style-name="T66">and the life of the world to come. <text:s/>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5">
        <office:forms form:automatic-focus="false" form:apply-design-mode="false"/>
        <draw:frame draw:style-name="gr18" draw:text-style-name="P31" draw:layer="layout" svg:width="24.13cm" svg:height="3.629cm" svg:x="1.778cm" svg:y="4.064cm">
          <draw:text-box>
            <text:p text:style-name="P3"><text:span text:style-name="T53">Hymn of the D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36">
        <office:forms form:automatic-focus="false" form:apply-design-mode="false"/>
        <draw:frame draw:style-name="gr27" draw:text-style-name="P44" draw:layer="layout" svg:width="24.13cm" svg:height="5.815cm" svg:x="1.778cm" svg:y="3.583cm">
          <draw:text-box>
            <text:p text:style-name="P3"><text:span text:style-name="T70">Sermon</text:span></text:p>
            <text:p text:style-name="P3"><text:span text:style-name="T71"/></text:p>
            <text:p text:style-name="P3"><text:span text:style-name="T7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37">
        <office:forms form:automatic-focus="false" form:apply-design-mode="false"/>
        <draw:frame draw:style-name="gr14" draw:text-style-name="P21" draw:layer="layout" svg:width="24.13cm" svg:height="1.56cm" svg:x="1.778cm" svg:y="1.074cm">
          <draw:text-box>
            <text:p text:style-name="P3"><text:span text:style-name="T32">Prayer of the Chu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38">
        <office:forms form:automatic-focus="false" form:apply-design-mode="false"/>
        <draw:frame draw:style-name="gr14" draw:text-style-name="P21" draw:layer="layout" svg:width="24.13cm" svg:height="1.56cm" svg:x="2.032cm" svg:y="1.016cm">
          <draw:text-box>
            <text:p text:style-name="P3"><text:span text:style-name="T32">WE GATHER OUR OFFERIN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39">
        <office:forms form:automatic-focus="false" form:apply-design-mode="false"/>
        <draw:frame draw:style-name="gr28" draw:text-style-name="P45" draw:layer="layout" svg:width="24.638cm" svg:height="5.075cm" svg:x="1.778cm" svg:y="0.767cm">
          <draw:text-box>
            <text:p text:style-name="P7"><text:span text:style-name="T5">PREFACE</text:span></text:p>
            <text:p text:style-name="P8"><text:span text:style-name="T6">P: <text:s/>The Lord be with you.</text:span></text:p>
            <text:p text:style-name="P8"><text:span text:style-name="T9">C: <text:s/></text:span><text:span text:style-name="T10">And also with you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40">
        <office:forms form:automatic-focus="false" form:apply-design-mode="false"/>
        <draw:frame draw:style-name="gr5" draw:text-style-name="P46" draw:layer="layout" svg:width="25.4cm" svg:height="7.572cm" svg:x="1.27cm" svg:y="0.557cm">
          <draw:text-box>
            <text:p text:style-name="P12"><text:span text:style-name="T6">P: Lift up your hearts.</text:span></text:p>
            <text:p text:style-name="P8"><text:span text:style-name="T9">C: </text:span><text:span text:style-name="T10">We lift them to the Lord.</text:span></text:p>
            <text:p text:style-name="P8"><text:span text:style-name="T6">P: Let us give thanks to the Lord our God.</text:span></text:p>
            <text:p text:style-name="P8"><text:span text:style-name="T9">C: </text:span><text:span text:style-name="T10">It is right to give Him thanks and praise.</text:span></text:p>
            <text:p text:style-name="P8"><text:span text:style-name="T73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41">
        <office:forms form:automatic-focus="false" form:apply-design-mode="false"/>
        <draw:frame draw:style-name="gr29" draw:text-style-name="P48" draw:layer="layout" svg:width="25.4cm" svg:height="8.408cm" svg:x="1.077cm" svg:y="0.729cm">
          <draw:text-box>
            <text:p text:style-name="P47"><text:span text:style-name="T6">P: It is truly good, right, and salutary that we </text:span></text:p>
            <text:p text:style-name="P47"><text:span text:style-name="T6"><text:s text:c="4"/></text:span><text:span text:style-name="T6">should at all times </text:span><text:span text:style-name="T74">and in all places give thanks</text:span><text:span text:style-name="T6"> <text:s text:c="2"/>to You, O Lord, holy Father, almighty and <text:s/></text:span></text:p>
            <text:p text:style-name="P47"><text:span text:style-name="T6"><text:s text:c="4"/></text:span><text:span text:style-name="T6">everlasting God, for the countless blessings <text:s/></text:span></text:p>
            <text:p text:style-name="P47"><text:span text:style-name="T6"><text:s text:c="4"/></text:span><text:span text:style-name="T6">You so freely bestow on us and all creation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42">
        <office:forms form:automatic-focus="false" form:apply-design-mode="false"/>
        <draw:frame draw:style-name="gr23" draw:text-style-name="P49" draw:layer="layout" svg:width="25.4cm" svg:height="9.113cm" svg:x="1.27cm" svg:y="0.539cm">
          <draw:text-box>
            <text:p text:style-name="P47"><text:span text:style-name="T75"><text:s text:c="3"/></text:span><text:span text:style-name="T76"><text:s/></text:span><text:span text:style-name="T77"><text:s/></text:span><text:span text:style-name="T6">Above all, we give thanks for Your boundless </text:span></text:p>
            <text:p text:style-name="P47"><text:span text:style-name="T6"><text:s text:c="5"/></text:span><text:span text:style-name="T6">love shown to us when You sent Your only-</text:span></text:p>
            <text:p text:style-name="P47"><text:span text:style-name="T6"><text:s text:c="5"/></text:span><text:span text:style-name="T6">begotten Son, Jesus Christ, into our flesh and </text:span></text:p>
            <text:p text:style-name="P47"><text:span text:style-name="T6"><text:s text:c="5"/></text:span><text:span text:style-name="T6">laid on Him our sin, giving Him into death </text:span></text:p>
            <text:p text:style-name="P47"><text:span text:style-name="T6"><text:s text:c="5"/></text:span><text:span text:style-name="T6">that we might not die eternally. </text:span><text:span text:style-name="T77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43">
        <office:forms form:automatic-focus="false" form:apply-design-mode="false"/>
        <draw:frame draw:style-name="gr30" draw:text-style-name="P50" draw:layer="layout" svg:width="25.4cm" svg:height="6.916cm" svg:x="1.27cm" svg:y="0.704cm">
          <draw:text-box>
            <text:p text:style-name="P8"><text:span text:style-name="T75"><text:s text:c="6"/></text:span><text:span text:style-name="T78">Because He is now risen from the dead and <text:s/></text:span></text:p>
            <text:p text:style-name="P8"><text:span text:style-name="T78"><text:s text:c="5"/></text:span><text:span text:style-name="T78">lives and reigns to all eternity, all who believe </text:span></text:p>
            <text:p text:style-name="P8"><text:span text:style-name="T78"><text:s text:c="5"/></text:span><text:span text:style-name="T78">in Him will overcome sin and death and will </text:span></text:p>
            <text:p text:style-name="P8"><text:span text:style-name="T78"><text:s text:c="5"/></text:span><text:span text:style-name="T78">rise again to new life.</text:span><text:span text:style-name="T7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44">
        <office:forms form:automatic-focus="false" form:apply-design-mode="false"/>
        <draw:frame draw:style-name="gr31" draw:text-style-name="P50" draw:layer="layout" svg:width="25.908cm" svg:height="6.662cm" svg:x="1.016cm" svg:y="0.704cm">
          <draw:text-box>
            <text:p text:style-name="P8"><text:span text:style-name="T75"><text:s text:c="4"/></text:span><text:span text:style-name="T6">Therefore with angels and archangels and with <text:s text:c="3"/>all the company of heaven we laud and </text:span></text:p>
            <text:p text:style-name="P14"><text:span text:style-name="T6"><text:s text:c="4"/></text:span><text:span text:style-name="T6">magnify Your glorious name, evermore </text:span></text:p>
            <text:p text:style-name="P14"><text:span text:style-name="T6"><text:s text:c="4"/></text:span><text:span text:style-name="T6">praising You and sayi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5">
        <office:forms form:automatic-focus="false" form:apply-design-mode="false"/>
        <draw:frame draw:style-name="gr32" draw:text-style-name="P53" draw:layer="layout" svg:width="25.89cm" svg:height="6.096cm" svg:x="1.016cm" svg:y="1.524cm">
          <draw:text-box>
            <text:p text:style-name="P51"><text:span text:style-name="T80">SANCTUS</text:span></text:p>
            <text:p text:style-name="P24"><text:span text:style-name="T9">C: </text:span><text:span text:style-name="T81">♫</text:span><text:span text:style-name="T9">Holy, holy, holy Lord God of Sabaoth adored;</text:span></text:p>
            <text:p text:style-name="P52"><text:span text:style-name="T9"><text:s text:c="2"/></text:span><text:span text:style-name="T9">Heav'n and earth with full acclaim shout the </text:span></text:p>
            <text:p text:style-name="P52"><text:span text:style-name="T9"><text:s text:c="6"/></text:span><text:span text:style-name="T9">glory of Your name.</text:span><text:span text:style-name="T41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46">
        <office:forms form:automatic-focus="false" form:apply-design-mode="false"/>
        <draw:frame draw:style-name="gr33" draw:text-style-name="P53" draw:layer="layout" svg:width="25.89cm" svg:height="8.323cm" svg:x="1.016cm" svg:y="0.771cm">
          <draw:text-box>
            <text:p text:style-name="P54"><text:span text:style-name="T82"><text:s text:c="5"/></text:span><text:span text:style-name="T83">♫</text:span><text:span text:style-name="T84"> </text:span><text:span text:style-name="T9">Sing hosanna in the highest,</text:span></text:p>
            <text:p text:style-name="P22"><text:span text:style-name="T9"><text:s text:c="7"/></text:span><text:span text:style-name="T9">sing hosanna to the Lord;</text:span></text:p>
            <text:p text:style-name="P22"><text:span text:style-name="T9"><text:s text:c="3"/></text:span><text:span text:style-name="T9">Truly blest is He who comes </text:span></text:p>
            <text:p text:style-name="P22"><text:span text:style-name="T9"><text:s text:c="7"/></text:span><text:span text:style-name="T9">in the name of the Lord.</text:span></text:p>
            <text:p text:style-name="P9"><text:span text:style-name="T8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47">
        <office:forms form:automatic-focus="false" form:apply-design-mode="false"/>
        <draw:frame draw:style-name="gr14" draw:text-style-name="P21" draw:layer="layout" svg:width="24.13cm" svg:height="1.56cm" svg:x="1.778cm" svg:y="1.016cm">
          <draw:text-box>
            <text:p text:style-name="P3"><text:span text:style-name="T32">PRAYER OF THANKSGIV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48" presentation:presentation-page-layout-name="AL1T0">
        <office:forms form:automatic-focus="false" form:apply-design-mode="false"/>
        <draw:frame draw:style-name="gr34" draw:text-style-name="P55" draw:layer="layout" svg:width="25.4cm" svg:height="8.128cm" svg:x="1.27cm" svg:y="1.016cm">
          <draw:text-box>
            <text:p text:style-name="P26"><text:span text:style-name="T86">THE LORD'S PRAYER</text:span></text:p>
            <text:p text:style-name="P26"><text:span text:style-name="T87">Our Father who art in heaven,</text:span></text:p>
            <text:p text:style-name="P26"><text:span text:style-name="T87">hallowed be Thy name, </text:span></text:p>
            <text:p text:style-name="P26"><text:span text:style-name="T87">Thy kingdom come,</text:span></text:p>
            <text:p text:style-name="P26"><text:span text:style-name="T87">Thy will be done 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49" presentation:presentation-page-layout-name="AL1T0">
        <office:forms form:automatic-focus="false" form:apply-design-mode="false"/>
        <draw:frame draw:style-name="gr35" draw:text-style-name="P56" draw:layer="layout" svg:width="25.4cm" svg:height="6.263cm" svg:x="1.27cm" svg:y="0.971cm">
          <draw:text-box>
            <text:p text:style-name="P26"><text:span text:style-name="T87">give us this day our daily bread; <text:s text:c="5"/></text:span></text:p>
            <text:p text:style-name="P26"><text:span text:style-name="T87">and forgive us our trespasses</text:span></text:p>
            <text:p text:style-name="P26"><text:span text:style-name="T87">as we forgive those who trespass against us;</text:span></text:p>
            <text:p text:style-name="P26"><text:span text:style-name="T8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50" presentation:presentation-page-layout-name="AL1T0">
        <office:forms form:automatic-focus="false" form:apply-design-mode="false"/>
        <draw:frame draw:style-name="gr36" draw:text-style-name="P58" draw:layer="layout" svg:width="23.718cm" svg:height="11.84cm" svg:x="2.19cm" svg:y="0.762cm">
          <draw:text-box>
            <text:p text:style-name="P26"><text:span text:style-name="T87">and lead us not into temptation,</text:span></text:p>
            <text:p text:style-name="P26"><text:span text:style-name="T87">but deliver us from evil. </text:span></text:p>
            <text:p text:style-name="P26"><text:span text:style-name="T87">For thine is the kingdom and the power</text:span></text:p>
            <text:p text:style-name="P26"><text:span text:style-name="T87">and the glory forever and ever. <text:s/>Amen</text:span></text:p>
            <text:p text:style-name="P57"><text:span text:style-name="T88"/></text:p>
            <text:p text:style-name="P57"><text:span text:style-name="T88"/></text:p>
            <text:p text:style-name="P57"><text:span text:style-name="T88"><text:s text:c="87"/></text:span></text:p>
            <text:p text:style-name="P57"><text:span text:style-name="T88"/></text:p>
            <text:p text:style-name="P57"><text:span text:style-name="T88"/></text:p>
            <text:p text:style-name="P57"><text:span text:style-name="T89"/></text:p>
            <text:p text:style-name="P57"><text:span text:style-name="T90"><text:s/></text:span><text:span text:style-name="T90">(Matthew 6:9-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51">
        <office:forms form:automatic-focus="false" form:apply-design-mode="false"/>
        <draw:frame draw:style-name="gr37" draw:text-style-name="P19" draw:layer="layout" svg:width="24.832cm" svg:height="8.128cm" svg:x="1.584cm" svg:y="1.016cm">
          <draw:text-box>
            <text:p text:style-name="P7"><text:span text:style-name="T5">THE WORDS OF OUR LORD</text:span></text:p>
            <text:p text:style-name="P8"><text:span text:style-name="T91">P:</text:span><text:span text:style-name="T92"> </text:span><text:span text:style-name="T6">Our Lord Jesus Christ, on the night when He <text:s/></text:span></text:p>
            <text:p text:style-name="P8"><text:span text:style-name="T6"><text:s text:c="5"/></text:span><text:span text:style-name="T6">was betrayed, took bread, and when He had </text:span></text:p>
            <text:p text:style-name="P8"><text:span text:style-name="T6"><text:s text:c="5"/></text:span><text:span text:style-name="T6">given thanks, He broke it and gave it to the </text:span></text:p>
            <text:p text:style-name="P8"><text:span text:style-name="T6"><text:s text:c="5"/></text:span><text:span text:style-name="T6">disciples and said:</text:span><text:span text:style-name="T9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5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52">
        <office:forms form:automatic-focus="false" form:apply-design-mode="false"/>
        <draw:frame draw:style-name="gr38" draw:text-style-name="P19" draw:layer="layout" svg:width="24.892cm" svg:height="6.069cm" svg:x="1.524cm" svg:y="0.79cm">
          <draw:text-box>
            <text:p text:style-name="P7"><text:span text:style-name="T6">“</text:span><text:span text:style-name="T6">Take, eat; this is My </text:span><text:span text:style-name="T94">+</text:span><text:span text:style-name="T6"> body, </text:span></text:p>
            <text:p text:style-name="P7"><text:span text:style-name="T6">which is given for you. </text:span></text:p>
            <text:p text:style-name="P51"><text:span text:style-name="T6">This do in remembrance of Me.”</text:span></text:p>
            <text:p text:style-name="P59"><text:span text:style-name="T95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5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53">
        <office:forms form:automatic-focus="false" form:apply-design-mode="false"/>
        <draw:frame draw:style-name="gr39" draw:text-style-name="P60" draw:layer="layout" svg:width="24.13cm" svg:height="5.08cm" svg:x="1.778cm" svg:y="1.016cm">
          <draw:text-box>
            <text:p text:style-name="P47"><text:span text:style-name="T6">P:</text:span><text:span text:style-name="T92"> </text:span><text:span text:style-name="T6">In the same way also He took the cup after </text:span></text:p>
            <text:p text:style-name="P47"><text:span text:style-name="T6"><text:s text:c="4"/></text:span><text:span text:style-name="T6">supper, and when He had given thanks, He <text:s text:c="2"/></text:span></text:p>
            <text:p text:style-name="P47"><text:span text:style-name="T6"><text:s text:c="4"/></text:span><text:span text:style-name="T6">gave it to them, saying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5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54">
        <office:forms form:automatic-focus="false" form:apply-design-mode="false"/>
        <draw:frame draw:style-name="gr40" draw:text-style-name="P62" draw:layer="layout" svg:width="25.908cm" svg:height="8.397cm" svg:x="1.016cm" svg:y="0.747cm">
          <draw:text-box>
            <text:p text:style-name="P61"><text:span text:style-name="T6">“</text:span><text:span text:style-name="T6">Drink of it, all of you; </text:span></text:p>
            <text:p text:style-name="P61"><text:span text:style-name="T6">this cup is the new testament in My </text:span><text:span text:style-name="T8">+</text:span><text:span text:style-name="T6"> blood,</text:span></text:p>
            <text:p text:style-name="P61"><text:span text:style-name="T6">which is shed for you for the forgiveness of sins.</text:span></text:p>
            <text:p text:style-name="P61"><text:span text:style-name="T6">This do, as often as you drink it,</text:span></text:p>
            <text:p text:style-name="P7"><text:span text:style-name="T6">in remembrance of Me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5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55">
        <office:forms form:automatic-focus="false" form:apply-design-mode="false"/>
        <draw:frame draw:style-name="gr41" draw:text-style-name="P63" draw:layer="layout" svg:width="24.13cm" svg:height="6.649cm" svg:x="2.032cm" svg:y="0.762cm">
          <draw:text-box>
            <text:p text:style-name="P7"><text:span text:style-name="T5">PAX DOMINI</text:span></text:p>
            <text:p text:style-name="P8"><text:span text:style-name="T6">P:</text:span><text:span text:style-name="T91"> </text:span><text:span text:style-name="T6">The peace of the Lord be with you always.</text:span></text:p>
            <text:p text:style-name="P8"><text:span text:style-name="T96">C: </text:span><text:span text:style-name="T97">Amen.</text:span></text:p>
            <text:p text:style-name="P9"><text:span text:style-name="T9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56">
        <office:forms form:automatic-focus="false" form:apply-design-mode="false"/>
        <draw:frame draw:style-name="gr42" draw:text-style-name="P64" draw:layer="layout" svg:width="25.4cm" svg:height="7.85cm" svg:x="1.27cm" svg:y="0.532cm">
          <draw:text-box>
            <text:p text:style-name="P7"><text:span text:style-name="T5">AGNUS DEI</text:span></text:p>
            <text:p text:style-name="P8"><text:span text:style-name="T9">C:</text:span><text:span text:style-name="T99"> </text:span><text:span text:style-name="T81">♫</text:span><text:span text:style-name="T100"> </text:span><text:span text:style-name="T10">O Jesus Christ, true Lamb of God,</text:span></text:p>
            <text:p text:style-name="P22"><text:span text:style-name="T10"><text:s text:c="2"/></text:span><text:span text:style-name="T10">You take the sin of the world away;</text:span></text:p>
            <text:p text:style-name="P22"><text:span text:style-name="T10"><text:s text:c="2"/></text:span><text:span text:style-name="T10">O Jesus Christ, true Lamb of God,</text:span></text:p>
            <text:p text:style-name="P22"><text:span text:style-name="T10"><text:s text:c="2"/></text:span><text:span text:style-name="T10">Have mercy on us, Lord, we pra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5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57">
        <office:forms form:automatic-focus="false" form:apply-design-mode="false"/>
        <draw:frame draw:style-name="gr43" draw:text-style-name="P65" draw:layer="layout" svg:width="25.146cm" svg:height="6.922cm" svg:x="1.27cm" svg:y="1.016cm">
          <draw:text-box>
            <text:p text:style-name="P22"><text:span text:style-name="T75"><text:s text:c="4"/></text:span><text:span text:style-name="T81">♫</text:span><text:span text:style-name="T101"> </text:span><text:span text:style-name="T10">O Jesus Christ, true Lamb of God,</text:span></text:p>
            <text:p text:style-name="P22"><text:span text:style-name="T10"><text:s text:c="4"/></text:span><text:span text:style-name="T10">You take the sin of the world away;</text:span></text:p>
            <text:p text:style-name="P22"><text:span text:style-name="T10"><text:s text:c="4"/></text:span><text:span text:style-name="T10">Have mercy on us, Jesus Christ,</text:span></text:p>
            <text:p text:style-name="P9"><text:span text:style-name="T10"><text:s text:c="6"/></text:span><text:span text:style-name="T10">And grant us peace, O Lord, we pra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5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58">
        <office:forms form:automatic-focus="false" form:apply-design-mode="false"/>
        <draw:frame draw:style-name="gr14" draw:text-style-name="P21" draw:layer="layout" svg:width="24.13cm" svg:height="1.56cm" svg:x="1.778cm" svg:y="0.762cm">
          <draw:text-box>
            <text:p text:style-name="P3"><text:span text:style-name="T32">DISTRIBUTION OF THE LORD'S SUPP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5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59">
        <office:forms form:automatic-focus="false" form:apply-design-mode="false"/>
        <draw:frame draw:style-name="gr44" draw:text-style-name="P66" draw:layer="layout" svg:width="24.13cm" svg:height="3.088cm" svg:x="1.524cm" svg:y="5.548cm">
          <draw:text-box>
            <text:p text:style-name="P3"><text:span text:style-name="T102">Communion Hymns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5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60">
        <office:forms form:automatic-focus="false" form:apply-design-mode="false"/>
        <draw:frame draw:style-name="gr45" draw:text-style-name="P69" draw:layer="layout" svg:width="25.146cm" svg:height="7.483cm" svg:x="1.524cm" svg:y="0.508cm">
          <draw:text-box>
            <text:p text:style-name="P67"><text:span text:style-name="T103">NUNC </text:span><text:span text:style-name="T104">DIMITTIS</text:span></text:p>
            <text:p text:style-name="P59"><text:span text:style-name="T9">C:</text:span><text:span text:style-name="T99"> </text:span><text:span text:style-name="T105">♫</text:span><text:span text:style-name="T106"> </text:span><text:span text:style-name="T10">O Lord, now let Your servant </text:span></text:p>
            <text:p text:style-name="P68"><text:span text:style-name="T10"><text:s text:c="2"/></text:span><text:span text:style-name="T10">Depart in heav'nly peace,</text:span></text:p>
            <text:p text:style-name="P68"><text:span text:style-name="T10"><text:s text:c="2"/></text:span><text:span text:style-name="T10">For I have seen the glory</text:span></text:p>
            <text:p text:style-name="P68"><text:span text:style-name="T10"><text:s text:c="2"/></text:span><text:span text:style-name="T10">Of Your redeeming grace:</text:span><text:span text:style-name="T107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5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61">
        <office:forms form:automatic-focus="false" form:apply-design-mode="false"/>
        <draw:frame draw:style-name="gr46" draw:text-style-name="P71" draw:layer="layout" svg:width="25.146cm" svg:height="6.263cm" svg:x="1.524cm" svg:y="0.508cm">
          <draw:text-box>
            <text:p text:style-name="P70"><text:span text:style-name="T108"><text:s text:c="4"/></text:span><text:span text:style-name="T109">♫</text:span><text:span text:style-name="T110"> </text:span><text:span text:style-name="T10">A light to lead the Gentiles</text:span></text:p>
            <text:p text:style-name="P68"><text:span text:style-name="T10"><text:s text:c="2"/></text:span><text:span text:style-name="T10">Unto Your holy hill,</text:span></text:p>
            <text:p text:style-name="P68"><text:span text:style-name="T10"><text:s text:c="2"/></text:span><text:span text:style-name="T10">The glory of Your people,</text:span></text:p>
            <text:p text:style-name="P68"><text:span text:style-name="T10"><text:s text:c="2"/></text:span><text:span text:style-name="T10">Your chosen Israe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6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62">
        <office:forms form:automatic-focus="false" form:apply-design-mode="false"/>
        <draw:frame draw:style-name="gr25" draw:text-style-name="P71" draw:layer="layout" svg:width="25.146cm" svg:height="6.263cm" svg:x="1.524cm" svg:y="0.508cm">
          <draw:text-box>
            <text:p text:style-name="P70"><text:span text:style-name="T108"><text:s text:c="4"/></text:span><text:span text:style-name="T109">♫</text:span><text:span text:style-name="T10">All glory to the Father,</text:span></text:p>
            <text:p text:style-name="P68"><text:span text:style-name="T10"><text:s text:c="2"/></text:span><text:span text:style-name="T10">All glory to the Son,</text:span></text:p>
            <text:p text:style-name="P68"><text:span text:style-name="T10"><text:s text:c="2"/></text:span><text:span text:style-name="T10">All glory to the Spirit,</text:span></text:p>
            <text:p text:style-name="P68"><text:span text:style-name="T10"><text:s text:c="2"/></text:span><text:span text:style-name="T10">Forever Three in One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6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63">
        <office:forms form:automatic-focus="false" form:apply-design-mode="false"/>
        <draw:frame draw:style-name="gr13" draw:text-style-name="P71" draw:layer="layout" svg:width="25.146cm" svg:height="7.766cm" svg:x="1.524cm" svg:y="0.508cm">
          <draw:text-box>
            <text:p text:style-name="P70"><text:span text:style-name="T108"><text:s text:c="4"/></text:span><text:span text:style-name="T109">♫</text:span><text:span text:style-name="T10">For as in the beginning,</text:span></text:p>
            <text:p text:style-name="P68"><text:span text:style-name="T10"><text:s text:c="2"/></text:span><text:span text:style-name="T10">Is now, shall ever be,</text:span></text:p>
            <text:p text:style-name="P68"><text:span text:style-name="T10"><text:s text:c="2"/></text:span><text:span text:style-name="T10">God's triune name resounding</text:span></text:p>
            <text:p text:style-name="P68"><text:span text:style-name="T10"><text:s text:c="2"/></text:span><text:span text:style-name="T10">Through all eternity.</text:span></text:p>
            <text:p text:style-name="P9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6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64">
        <office:forms form:automatic-focus="false" form:apply-design-mode="false"/>
        <draw:frame draw:style-name="gr5" draw:text-style-name="P72" draw:layer="layout" svg:width="24.638cm" svg:height="7.572cm" svg:x="1.778cm" svg:y="0.811cm">
          <draw:text-box>
            <text:p text:style-name="P26"><text:span text:style-name="T32">POST-COMMUNION COLLECT</text:span></text:p>
            <text:p text:style-name="P27"><text:span text:style-name="T111">A: Let us pray... <text:s text:c="4"/></text:span></text:p>
            <text:p text:style-name="P27"><text:span text:style-name="T111"><text:s text:c="22"/></text:span><text:span text:style-name="T111">...with You and the Holy Spirit, </text:span></text:p>
            <text:p text:style-name="P27"><text:span text:style-name="T111"><text:s text:c="32"/></text:span><text:span text:style-name="T111">one God, now and forever.</text:span></text:p>
            <text:p text:style-name="P27"><text:span text:style-name="T45">C: </text:span><text:span text:style-name="T46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6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65">
        <office:forms form:automatic-focus="false" form:apply-design-mode="false"/>
        <draw:frame draw:style-name="gr47" draw:text-style-name="P73" draw:layer="layout" svg:width="23.622cm" svg:height="5.184cm" svg:x="2.032cm" svg:y="0.912cm">
          <draw:text-box>
            <text:p text:style-name="P7"><text:span text:style-name="T5">Benedicamus</text:span></text:p>
            <text:p text:style-name="P8"><text:span text:style-name="T6">A: Let us bless the Lord.</text:span></text:p>
            <text:p text:style-name="P9"><text:span text:style-name="T9">C: </text:span><text:span text:style-name="T10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6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66">
        <office:forms form:automatic-focus="false" form:apply-design-mode="false"/>
        <draw:frame draw:style-name="gr48" draw:text-style-name="P10" draw:layer="layout" svg:width="25.654cm" svg:height="11.24cm" svg:x="1.27cm" svg:y="0.762cm">
          <draw:text-box>
            <text:p text:style-name="P7"><text:span text:style-name="T39">BENEDICTION</text:span></text:p>
            <text:p text:style-name="P8"><text:span text:style-name="T6">P: The Lord bless you and keep you.</text:span></text:p>
            <text:p text:style-name="P22"><text:span text:style-name="T6"><text:s text:c="2"/></text:span><text:span text:style-name="T6">The Lord make His face shine on you and be </text:span></text:p>
            <text:p text:style-name="P22"><text:span text:style-name="T6"><text:s text:c="8"/></text:span><text:span text:style-name="T6">gracious to you.</text:span></text:p>
            <text:p text:style-name="P22"><text:span text:style-name="T6"><text:s text:c="2"/></text:span><text:span text:style-name="T6">The Lord look upon you with favor and </text:span><text:span text:style-name="T40">+</text:span><text:span text:style-name="T6"> give <text:s/></text:span></text:p>
            <text:p text:style-name="P22"><text:span text:style-name="T6"><text:s text:c="8"/></text:span><text:span text:style-name="T6">you peace.</text:span></text:p>
            <text:p text:style-name="P14"><text:span text:style-name="T9">C: </text:span><text:span text:style-name="T10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6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67" presentation:presentation-page-layout-name="AL1T0">
        <office:forms form:automatic-focus="false" form:apply-design-mode="false"/>
        <draw:frame draw:style-name="gr49" draw:text-style-name="P75" draw:layer="layout" svg:width="24.384cm" svg:height="10.591cm" svg:x="1.778cm" svg:y="0.762cm">
          <draw:text-box>
            <text:p text:style-name="P74"><text:span text:style-name="T112">ACKNOWLEDGMENTS</text:span></text:p>
            <text:p text:style-name="P3"><text:span text:style-name="T113">Creative Worship for the Lutheran Parish, Series C, Quarter 1.</text:span></text:p>
            <text:p text:style-name="P3"><text:span text:style-name="T113">Copyright © 2018 Concordia Publishing House.</text:span></text:p>
            <text:p text:style-name="P3"><text:span text:style-name="T113">All rights reserved. Used by permission.</text:span></text:p>
            <text:p text:style-name="P3"><text:span text:style-name="T113"/></text:p>
            <text:p text:style-name="P3"><text:span text:style-name="T113">Unless otherwise indicated,</text:span></text:p>
            <text:p text:style-name="P3"><text:span text:style-name="T113">all scripture quotations are from </text:span><text:span text:style-name="T114">The Holy Bible, English Standard Version</text:span><text:span text:style-name="T113">, copyright © 2001 by Crossway Bibles, a division of Good News Publishers. Used by permission. All rights reserved.</text:span></text:p>
            <text:p text:style-name="P3"><text:span text:style-name="T113"/></text:p>
            <text:p text:style-name="P3"><text:span text:style-name="T113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6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68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6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Kingthings Foundation" svg:font-family="'Kingthings Foundation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1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1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1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1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1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1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1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1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1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1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1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1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1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1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1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1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1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1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1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1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1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1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1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1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1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1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1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1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1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1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1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1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1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1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1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1">
      <office:forms form:automatic-focus="false" form:apply-design-mode="false"/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1">
      <office:forms form:automatic-focus="false" form:apply-design-mode="false"/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1">
      <office:forms form:automatic-focus="false" form:apply-design-mode="false"/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1">
      <office:forms form:automatic-focus="false" form:apply-design-mode="false"/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1">
      <office:forms form:automatic-focus="false" form:apply-design-mode="false"/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1">
      <office:forms form:automatic-focus="false" form:apply-design-mode="false"/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1">
      <office:forms form:automatic-focus="false" form:apply-design-mode="false"/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1">
      <office:forms form:automatic-focus="false" form:apply-design-mode="false"/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1">
      <office:forms form:automatic-focus="false" form:apply-design-mode="false"/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1">
      <office:forms form:automatic-focus="false" form:apply-design-mode="false"/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1">
      <office:forms form:automatic-focus="false" form:apply-design-mode="false"/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1">
      <office:forms form:automatic-focus="false" form:apply-design-mode="false"/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1">
      <office:forms form:automatic-focus="false" form:apply-design-mode="false"/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1">
      <office:forms form:automatic-focus="false" form:apply-design-mode="false"/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1">
      <office:forms form:automatic-focus="false" form:apply-design-mode="false"/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1">
      <office:forms form:automatic-focus="false" form:apply-design-mode="false"/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1">
      <office:forms form:automatic-focus="false" form:apply-design-mode="false"/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1">
      <office:forms form:automatic-focus="false" form:apply-design-mode="false"/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1">
      <office:forms form:automatic-focus="false" form:apply-design-mode="false"/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6T23:43:36.25</meta:creation-date>
    <dc:date>2019-01-10T16:43:11.629000000</dc:date>
    <meta:editing-duration>PT3H40M18S</meta:editing-duration>
    <meta:editing-cycles>53</meta:editing-cycles>
    <meta:generator>LibreOffice/6.0.7.3$Windows_X86_64 LibreOffice_project/dc89aa7a9eabfd848af146d5086077aeed2ae4a5</meta:generator>
    <meta:document-statistic meta:object-count="1040"/>
  </office:meta>
</office:document-meta>
</file>